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7.87mm"/>
    </style:style>
    <style:style style:name="co2" style:family="table-column">
      <style:table-column-properties fo:break-before="auto" style:column-width="42.62mm"/>
    </style:style>
    <style:style style:name="co3" style:family="table-column">
      <style:table-column-properties fo:break-before="auto" style:column-width="54.5mm"/>
    </style:style>
    <style:style style:name="co4" style:family="table-column">
      <style:table-column-properties fo:break-before="auto" style:column-width="47.33mm"/>
    </style:style>
    <style:style style:name="co5" style:family="table-column">
      <style:table-column-properties fo:break-before="auto" style:column-width="43.46mm"/>
    </style:style>
    <style:style style:name="co6" style:family="table-column">
      <style:table-column-properties fo:break-before="auto" style:column-width="50.6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4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Base completa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antidade de instâncias</text:p>
          </table:table-cell>
          <table:table-cell table:style-name="Default" office:value-type="float" office:value="309" calcext:value-type="float">
            <text:p>309</text:p>
          </table:table-cell>
          <table:table-cell table:style-name="ce1" office:value-type="string" calcext:value-type="string">
            <text:p>Quantidade de experimentos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string" calcext:value-type="string">
            <text:p>Tamanho da base</text:p>
          </table:table-cell>
          <table:table-cell table:style-name="Default" table:formula="of:=[.B1]*[.D1]" office:value-type="float" office:value="15141" calcext:value-type="float">
            <text:p>15141</text:p>
          </table:table-cell>
        </table:table-row>
        <table:table-row table:style-name="ro1">
          <table:table-cell table:style-name="ce1" office:value-type="string" calcext:value-type="string">
            <text:p>Remoção de atributos</text:p>
          </table:table-cell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stratégia</text:p>
          </table:table-cell>
          <table:table-cell table:style-name="ce2" office:value-type="string" calcext:value-type="string" table:number-columns-spanned="5" table:number-rows-spanned="1">
            <text:p>Cross-validation <text:span text:style-name="T1">(</text:span><text:span text:style-name="T2">k</text:span><text:span text:style-name="T1"> = 10): 90% treinamento e 10% teste</text:span>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Algoritmo/Métricas</text:p>
          </table:table-cell>
          <table:table-cell table:style-name="ce1" office:value-type="string" calcext:value-type="string">
            <text:p>Correlation Coefficient</text:p>
          </table:table-cell>
          <table:table-cell table:style-name="ce1" office:value-type="string" calcext:value-type="string">
            <text:p>Mean absolute error</text:p>
          </table:table-cell>
          <table:table-cell table:style-name="ce1" office:value-type="string" calcext:value-type="string">
            <text:p>Root mean squared error</text:p>
          </table:table-cell>
          <table:table-cell table:style-name="ce1" office:value-type="string" calcext:value-type="string">
            <text:p>Relative absolute error</text:p>
          </table:table-cell>
          <table:table-cell table:style-name="ce1" office:value-type="string" calcext:value-type="string">
            <text:p>Root relative squared error</text:p>
          </table:table-cell>
        </table:table-row>
        <table:table-row table:style-name="ro1">
          <table:table-cell office:value-type="string" calcext:value-type="string">
            <text:p>RandomSubSpace</text:p>
          </table:table-cell>
          <table:table-cell office:value-type="float" office:value="0.103691887767105" calcext:value-type="float">
            <text:p>0,10</text:p>
          </table:table-cell>
          <table:table-cell office:value-type="float" office:value="521.883448672317" calcext:value-type="float">
            <text:p>521,88</text:p>
          </table:table-cell>
          <table:table-cell office:value-type="float" office:value="1053.93222687368" calcext:value-type="float">
            <text:p>1.053,93</text:p>
          </table:table-cell>
          <table:table-cell office:value-type="float" office:value="78.6703056757134" calcext:value-type="float">
            <text:p>78,67</text:p>
          </table:table-cell>
          <table:table-cell office:value-type="float" office:value="101.331809023375" calcext:value-type="float">
            <text:p>101,33</text:p>
          </table:table-cell>
        </table:table-row>
        <table:table-row table:style-name="ro1">
          <table:table-cell office:value-type="string" calcext:value-type="string">
            <text:p>REPTree</text:p>
          </table:table-cell>
          <table:table-cell office:value-type="float" office:value="-0.0874482940511079" calcext:value-type="float">
            <text:p>-0,09</text:p>
          </table:table-cell>
          <table:table-cell office:value-type="float" office:value="630.685203115156" calcext:value-type="float">
            <text:p>630,69</text:p>
          </table:table-cell>
          <table:table-cell office:value-type="float" office:value="1186.9704688969" calcext:value-type="float">
            <text:p>1.186,97</text:p>
          </table:table-cell>
          <table:table-cell office:value-type="float" office:value="95.0714145858494" calcext:value-type="float">
            <text:p>95,07</text:p>
          </table:table-cell>
          <table:table-cell office:value-type="float" office:value="114.122959525996" calcext:value-type="float">
            <text:p>114,12</text:p>
          </table:table-cell>
        </table:table-row>
        <table:table-row table:style-name="ro1">
          <table:table-cell office:value-type="string" calcext:value-type="string">
            <text:p>RandomCommittee</text:p>
          </table:table-cell>
          <table:table-cell office:value-type="float" office:value="0.250470061935445" calcext:value-type="float">
            <text:p>0,25</text:p>
          </table:table-cell>
          <table:table-cell office:value-type="float" office:value="478.678922458758" calcext:value-type="float">
            <text:p>478,68</text:p>
          </table:table-cell>
          <table:table-cell office:value-type="float" office:value="1005.86088727709" calcext:value-type="float">
            <text:p>1.005,86</text:p>
          </table:table-cell>
          <table:table-cell office:value-type="float" office:value="72.1575233821919" calcext:value-type="float">
            <text:p>72,16</text:p>
          </table:table-cell>
          <table:table-cell office:value-type="float" office:value="96.7099218855767" calcext:value-type="float">
            <text:p>96,71</text:p>
          </table:table-cell>
        </table:table-row>
        <table:table-row table:style-name="ro1">
          <table:table-cell office:value-type="string" calcext:value-type="string">
            <text:p>KStar</text:p>
          </table:table-cell>
          <table:table-cell office:value-type="float" office:value="0.307714003717403" calcext:value-type="float">
            <text:p>0,31</text:p>
          </table:table-cell>
          <table:table-cell office:value-type="float" office:value="520.663921617646" calcext:value-type="float">
            <text:p>520,66</text:p>
          </table:table-cell>
          <table:table-cell office:value-type="float" office:value="1018.29933272151" calcext:value-type="float">
            <text:p>1.018,30</text:p>
          </table:table-cell>
          <table:table-cell office:value-type="float" office:value="78.4864704412089" calcext:value-type="float">
            <text:p>78,49</text:p>
          </table:table-cell>
          <table:table-cell office:value-type="float" office:value="97.9058338675647" calcext:value-type="float">
            <text:p>97,91</text:p>
          </table:table-cell>
        </table:table-row>
        <table:table-row table:style-name="ro1">
          <table:table-cell office:value-type="string" calcext:value-type="string">
            <text:p>M5Rules</text:p>
          </table:table-cell>
          <table:table-cell office:value-type="float" office:value="-0.265549313801157" calcext:value-type="float">
            <text:p>-0,27</text:p>
          </table:table-cell>
          <table:table-cell office:value-type="float" office:value="966.578620990573" calcext:value-type="float">
            <text:p>966,58</text:p>
          </table:table-cell>
          <table:table-cell office:value-type="float" office:value="1725.75649234173" calcext:value-type="float">
            <text:p>1.725,76</text:p>
          </table:table-cell>
          <table:table-cell office:value-type="float" office:value="145.705014723858" calcext:value-type="float">
            <text:p>145,71</text:p>
          </table:table-cell>
          <table:table-cell office:value-type="float" office:value="165.925306052704" calcext:value-type="float">
            <text:p>165,93</text:p>
          </table:table-cell>
        </table:table-row>
        <table:table-row table:style-name="ro1">
          <table:table-cell office:value-type="string" calcext:value-type="string">
            <text:p>RegressionByDiscretization</text:p>
          </table:table-cell>
          <table:table-cell office:value-type="float" office:value="-0.115693755020088" calcext:value-type="float">
            <text:p>-0,12</text:p>
          </table:table-cell>
          <table:table-cell office:value-type="float" office:value="639.689097406752" calcext:value-type="float">
            <text:p>639,69</text:p>
          </table:table-cell>
          <table:table-cell office:value-type="float" office:value="1299.91093236085" calcext:value-type="float">
            <text:p>1.299,91</text:p>
          </table:table-cell>
          <table:table-cell office:value-type="float" office:value="96.4286891229012" calcext:value-type="float">
            <text:p>96,43</text:p>
          </table:table-cell>
          <table:table-cell office:value-type="float" office:value="124.981780599044" calcext:value-type="float">
            <text:p>124,98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.110186546514145" calcext:value-type="float">
            <text:p>0,11</text:p>
          </table:table-cell>
          <table:table-cell office:value-type="float" office:value="502.742800922609" calcext:value-type="float">
            <text:p>502,74</text:p>
          </table:table-cell>
          <table:table-cell office:value-type="float" office:value="1016.08887118223" calcext:value-type="float">
            <text:p>1.016,09</text:p>
          </table:table-cell>
          <table:table-cell office:value-type="float" office:value="75.7849859493809" calcext:value-type="float">
            <text:p>75,78</text:p>
          </table:table-cell>
          <table:table-cell office:value-type="float" office:value="97.6933059071889" calcext:value-type="float">
            <text:p>97,69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-0.0985004453587077" calcext:value-type="float">
            <text:p>-0,10</text:p>
          </table:table-cell>
          <table:table-cell office:value-type="float" office:value="606.507751365732" calcext:value-type="float">
            <text:p>606,51</text:p>
          </table:table-cell>
          <table:table-cell office:value-type="float" office:value="1178.03116798026" calcext:value-type="float">
            <text:p>1.178,03</text:p>
          </table:table-cell>
          <table:table-cell office:value-type="float" office:value="91.4268316345682" calcext:value-type="float">
            <text:p>91,43</text:p>
          </table:table-cell>
          <table:table-cell office:value-type="float" office:value="113.263477758393" calcext:value-type="float">
            <text:p>113,26</text:p>
          </table:table-cell>
        </table:table-row>
        <table:table-row table:style-name="ro1">
          <table:table-cell office:value-type="string" calcext:value-type="string">
            <text:p>AdditiveRegression</text:p>
          </table:table-cell>
          <table:table-cell office:value-type="float" office:value="0.294532549218281" calcext:value-type="float">
            <text:p>0,29</text:p>
          </table:table-cell>
          <table:table-cell office:value-type="float" office:value="472.600124529358" calcext:value-type="float">
            <text:p>472,60</text:p>
          </table:table-cell>
          <table:table-cell office:value-type="float" office:value="991.185555514005" calcext:value-type="float">
            <text:p>991,19</text:p>
          </table:table-cell>
          <table:table-cell office:value-type="float" office:value="71.2411868084541" calcext:value-type="float">
            <text:p>71,24</text:p>
          </table:table-cell>
          <table:table-cell office:value-type="float" office:value="95.2989412953133" calcext:value-type="float">
            <text:p>95,30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0.0130565584453347" calcext:value-type="float">
            <text:p>0,01</text:p>
          </table:table-cell>
          <table:table-cell office:value-type="float" office:value="548.987826530611" calcext:value-type="float">
            <text:p>548,99</text:p>
          </table:table-cell>
          <table:table-cell office:value-type="float" office:value="1116.63941736597" calcext:value-type="float">
            <text:p>1.116,64</text:p>
          </table:table-cell>
          <table:table-cell office:value-type="float" office:value="82.7561024119132" calcext:value-type="float">
            <text:p>82,76</text:p>
          </table:table-cell>
          <table:table-cell office:value-type="float" office:value="107.360880807437" calcext:value-type="float">
            <text:p>107,36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float" office:value="0.11844950446512" calcext:value-type="float">
            <text:p>0,12</text:p>
          </table:table-cell>
          <table:table-cell office:value-type="float" office:value="769.314697577335" calcext:value-type="float">
            <text:p>769,31</text:p>
          </table:table-cell>
          <table:table-cell office:value-type="float" office:value="1419.27327769576" calcext:value-type="float">
            <text:p>1.419,27</text:p>
          </table:table-cell>
          <table:table-cell office:value-type="float" office:value="115.968848165616" calcext:value-type="float">
            <text:p>115,97</text:p>
          </table:table-cell>
          <table:table-cell office:value-type="float" office:value="136.458042614428" calcext:value-type="float">
            <text:p>136,46</text:p>
          </table:table-cell>
        </table:table-row>
        <table:table-row table:style-name="ro1">
          <table:table-cell office:value-type="string" calcext:value-type="string">
            <text:p>SMOreg</text:p>
          </table:table-cell>
          <table:table-cell office:value-type="float" office:value="0.365214932315559" calcext:value-type="float">
            <text:p>0,37</text:p>
          </table:table-cell>
          <table:table-cell office:value-type="float" office:value="1074.29668517374" calcext:value-type="float">
            <text:p>1.074,30</text:p>
          </table:table-cell>
          <table:table-cell office:value-type="float" office:value="3233.85822884727" calcext:value-type="float">
            <text:p>3.233,86</text:p>
          </table:table-cell>
          <table:table-cell office:value-type="float" office:value="161.94276485302" calcext:value-type="float">
            <text:p>161,94</text:p>
          </table:table-cell>
          <table:table-cell office:value-type="float" office:value="310.923886848276" calcext:value-type="float">
            <text:p>310,92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272057560022462" calcext:value-type="float">
            <text:p>0,27</text:p>
          </table:table-cell>
          <table:table-cell office:value-type="float" office:value="519.841762375972" calcext:value-type="float">
            <text:p>519,84</text:p>
          </table:table-cell>
          <table:table-cell office:value-type="float" office:value="983.19637938074" calcext:value-type="float">
            <text:p>983,20</text:p>
          </table:table-cell>
          <table:table-cell office:value-type="float" office:value="78.3625356449988" calcext:value-type="float">
            <text:p>78,36</text:p>
          </table:table-cell>
          <table:table-cell office:value-type="float" office:value="94.5308106228207" calcext:value-type="float">
            <text:p>94,53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-0.671506273916877" calcext:value-type="float">
            <text:p>-0,67</text:p>
          </table:table-cell>
          <table:table-cell office:value-type="float" office:value="799.989950383156" calcext:value-type="float">
            <text:p>799,99</text:p>
          </table:table-cell>
          <table:table-cell office:value-type="float" office:value="1462.93382262735" calcext:value-type="float">
            <text:p>1.462,93</text:p>
          </table:table-cell>
          <table:table-cell office:value-type="float" office:value="120.592929502269" calcext:value-type="float">
            <text:p>120,59</text:p>
          </table:table-cell>
          <table:table-cell office:value-type="float" office:value="140.655847642164" calcext:value-type="float">
            <text:p>140,66</text:p>
          </table:table-cell>
        </table:table-row>
        <table:table-row table:style-name="ro1">
          <table:table-cell office:value-type="string" calcext:value-type="string">
            <text:p>MultilayerPerceptron</text:p>
          </table:table-cell>
          <table:table-cell office:value-type="float" office:value="-0.0790191265932925" calcext:value-type="float">
            <text:p>-0,08</text:p>
          </table:table-cell>
          <table:table-cell office:value-type="float" office:value="3428.67359291397" calcext:value-type="float">
            <text:p>3.428,67</text:p>
          </table:table-cell>
          <table:table-cell office:value-type="float" office:value="9212.71568522774" calcext:value-type="float">
            <text:p>9.212,72</text:p>
          </table:table-cell>
          <table:table-cell office:value-type="float" office:value="516.848733760383" calcext:value-type="float">
            <text:p>516,85</text:p>
          </table:table-cell>
          <table:table-cell office:value-type="float" office:value="885.769618385572" calcext:value-type="float">
            <text:p>885,77</text:p>
          </table:table-cell>
        </table:table-row>
        <table:table-row table:style-name="ro1">
          <table:table-cell office:value-type="string" calcext:value-type="string">
            <text:p>RandomTree</text:p>
          </table:table-cell>
          <table:table-cell office:value-type="float" office:value="0.0900958379313397" calcext:value-type="float">
            <text:p>0,09</text:p>
          </table:table-cell>
          <table:table-cell office:value-type="float" office:value="629.434348730159" calcext:value-type="float">
            <text:p>629,43</text:p>
          </table:table-cell>
          <table:table-cell office:value-type="float" office:value="1213.32886534297" calcext:value-type="float">
            <text:p>1.213,33</text:p>
          </table:table-cell>
          <table:table-cell office:value-type="float" office:value="94.8828569738504" calcext:value-type="float">
            <text:p>94,88</text:p>
          </table:table-cell>
          <table:table-cell office:value-type="float" office:value="116.657224943383" calcext:value-type="float">
            <text:p>116,66</text:p>
          </table:table-cell>
        </table:table-row>
        <table:table-row table:style-name="ro1">
          <table:table-cell office:value-type="string" calcext:value-type="string">
            <text:p>RandomizableFilteredClassifier</text:p>
          </table:table-cell>
          <table:table-cell office:value-type="float" office:value="0.177953776356084" calcext:value-type="float">
            <text:p>0,18</text:p>
          </table:table-cell>
          <table:table-cell office:value-type="float" office:value="721.333663265306" calcext:value-type="float">
            <text:p>721,33</text:p>
          </table:table-cell>
          <table:table-cell office:value-type="float" office:value="1526.38677244398" calcext:value-type="float">
            <text:p>1.526,39</text:p>
          </table:table-cell>
          <table:table-cell office:value-type="float" office:value="108.736040446638" calcext:value-type="float">
            <text:p>108,74</text:p>
          </table:table-cell>
          <table:table-cell office:value-type="float" office:value="146.756621514372" calcext:value-type="float">
            <text:p>146,76</text:p>
          </table:table-cell>
        </table:table-row>
      </table:table>
      <table:table table:name="Pure integer problem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antidade de instâncias</text:p>
          </table:table-cell>
          <table:table-cell table:style-name="Default" office:value-type="float" office:value="216" calcext:value-type="float">
            <text:p>216</text:p>
          </table:table-cell>
          <table:table-cell table:style-name="ce1" office:value-type="string" calcext:value-type="string">
            <text:p>Quantidade de experimentos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string" calcext:value-type="string">
            <text:p>Tamanho da base</text:p>
          </table:table-cell>
          <table:table-cell table:style-name="Default" table:formula="of:=[.B1]*[.D1]" office:value-type="float" office:value="10584" calcext:value-type="float">
            <text:p>10584</text:p>
          </table:table-cell>
        </table:table-row>
        <table:table-row table:style-name="ro1">
          <table:table-cell table:style-name="ce1" office:value-type="string" calcext:value-type="string">
            <text:p>Remoção de atributos</text:p>
          </table:table-cell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stratégia</text:p>
          </table:table-cell>
          <table:table-cell table:style-name="ce2" office:value-type="string" calcext:value-type="string" table:number-columns-spanned="5" table:number-rows-spanned="1">
            <text:p>Base de Teste <text:span text:style-name="T1">(30%) e </text:span><text:span text:style-name="T2">Base de Treinamento</text:span><text:span text:style-name="T1"> (70%)</text:span>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Algoritmo/Métricas</text:p>
          </table:table-cell>
          <table:table-cell table:style-name="ce1" office:value-type="string" calcext:value-type="string">
            <text:p>Correlation Coefficient</text:p>
          </table:table-cell>
          <table:table-cell table:style-name="ce1" office:value-type="string" calcext:value-type="string">
            <text:p>Mean absolute error</text:p>
          </table:table-cell>
          <table:table-cell table:style-name="ce1" office:value-type="string" calcext:value-type="string">
            <text:p>Root mean squared error</text:p>
          </table:table-cell>
          <table:table-cell table:style-name="ce1" office:value-type="string" calcext:value-type="string">
            <text:p>Relative absolute error</text:p>
          </table:table-cell>
          <table:table-cell table:style-name="ce1" office:value-type="string" calcext:value-type="string">
            <text:p>Root relative squared error</text:p>
          </table:table-cell>
        </table:table-row>
        <table:table-row table:style-name="ro1">
          <table:table-cell office:value-type="string" calcext:value-type="string">
            <text:p>RandomSubSpace</text:p>
          </table:table-cell>
          <table:table-cell office:value-type="float" office:value="0.360898831905549" calcext:value-type="float">
            <text:p>0,36</text:p>
          </table:table-cell>
          <table:table-cell office:value-type="float" office:value="729.045247242258" calcext:value-type="float">
            <text:p>729,05</text:p>
          </table:table-cell>
          <table:table-cell office:value-type="float" office:value="1252.89469435418" calcext:value-type="float">
            <text:p>1.252,89</text:p>
          </table:table-cell>
          <table:table-cell office:value-type="float" office:value="91.5265131403099" calcext:value-type="float">
            <text:p>91,53</text:p>
          </table:table-cell>
          <table:table-cell office:value-type="float" office:value="99.7829101261928" calcext:value-type="float">
            <text:p>99,78</text:p>
          </table:table-cell>
        </table:table-row>
        <table:table-row table:style-name="ro1">
          <table:table-cell office:value-type="string" calcext:value-type="string">
            <text:p>REPTree</text:p>
          </table:table-cell>
          <table:table-cell office:value-type="float" office:value="0.305522130422471" calcext:value-type="float">
            <text:p>0,31</text:p>
          </table:table-cell>
          <table:table-cell office:value-type="float" office:value="780.026531523845" calcext:value-type="float">
            <text:p>780,03</text:p>
          </table:table-cell>
          <table:table-cell office:value-type="float" office:value="1515.38802152196" calcext:value-type="float">
            <text:p>1.515,39</text:p>
          </table:table-cell>
          <table:table-cell office:value-type="float" office:value="98.2840875558786" calcext:value-type="float">
            <text:p>98,28</text:p>
          </table:table-cell>
          <table:table-cell office:value-type="float" office:value="122.238069541918" calcext:value-type="float">
            <text:p>122,24</text:p>
          </table:table-cell>
        </table:table-row>
        <table:table-row table:style-name="ro1">
          <table:table-cell office:value-type="string" calcext:value-type="string">
            <text:p>RandomCommittee</text:p>
          </table:table-cell>
          <table:table-cell office:value-type="float" office:value="0.402131530216071" calcext:value-type="float">
            <text:p>0,40</text:p>
          </table:table-cell>
          <table:table-cell office:value-type="float" office:value="662.144750012098" calcext:value-type="float">
            <text:p>662,14</text:p>
          </table:table-cell>
          <table:table-cell office:value-type="float" office:value="1179.64409145994" calcext:value-type="float">
            <text:p>1.179,64</text:p>
          </table:table-cell>
          <table:table-cell office:value-type="float" office:value="84.0072551818393" calcext:value-type="float">
            <text:p>84,01</text:p>
          </table:table-cell>
          <table:table-cell office:value-type="float" office:value="94.9155543061943" calcext:value-type="float">
            <text:p>94,92</text:p>
          </table:table-cell>
        </table:table-row>
        <table:table-row table:style-name="ro1">
          <table:table-cell office:value-type="string" calcext:value-type="string">
            <text:p>KStar</text:p>
          </table:table-cell>
          <table:table-cell office:value-type="float" office:value="0.241741725256056" calcext:value-type="float">
            <text:p>0,24</text:p>
          </table:table-cell>
          <table:table-cell office:value-type="float" office:value="751.410869478734" calcext:value-type="float">
            <text:p>751,41</text:p>
          </table:table-cell>
          <table:table-cell office:value-type="float" office:value="1542.14694546016" calcext:value-type="float">
            <text:p>1.542,15</text:p>
          </table:table-cell>
          <table:table-cell office:value-type="float" office:value="95.2001652650592" calcext:value-type="float">
            <text:p>95,20</text:p>
          </table:table-cell>
          <table:table-cell office:value-type="float" office:value="124.608303097903" calcext:value-type="float">
            <text:p>124,61</text:p>
          </table:table-cell>
        </table:table-row>
        <table:table-row table:style-name="ro1">
          <table:table-cell office:value-type="string" calcext:value-type="string">
            <text:p>M5Rules</text:p>
          </table:table-cell>
          <table:table-cell office:value-type="float" office:value="0.170741646292322" calcext:value-type="float">
            <text:p>0,17</text:p>
          </table:table-cell>
          <table:table-cell office:value-type="float" office:value="2929.17952428544" calcext:value-type="float">
            <text:p>2.929,18</text:p>
          </table:table-cell>
          <table:table-cell office:value-type="float" office:value="18966.0601097705" calcext:value-type="float">
            <text:p>18.966,06</text:p>
          </table:table-cell>
          <table:table-cell office:value-type="float" office:value="305.477230856692" calcext:value-type="float">
            <text:p>305,48</text:p>
          </table:table-cell>
          <table:table-cell office:value-type="float" office:value="1096.07418781324" calcext:value-type="float">
            <text:p>1.096,07</text:p>
          </table:table-cell>
        </table:table-row>
        <table:table-row table:style-name="ro1">
          <table:table-cell office:value-type="string" calcext:value-type="string">
            <text:p>RegressionByDiscretization</text:p>
          </table:table-cell>
          <table:table-cell office:value-type="float" office:value="0.266423480153779" calcext:value-type="float">
            <text:p>0,27</text:p>
          </table:table-cell>
          <table:table-cell office:value-type="float" office:value="789.931952858304" calcext:value-type="float">
            <text:p>789,93</text:p>
          </table:table-cell>
          <table:table-cell office:value-type="float" office:value="1477.00410859448" calcext:value-type="float">
            <text:p>1.477,00</text:p>
          </table:table-cell>
          <table:table-cell office:value-type="float" office:value="101.08773239659" calcext:value-type="float">
            <text:p>101,09</text:p>
          </table:table-cell>
          <table:table-cell office:value-type="float" office:value="119.709529466548" calcext:value-type="float">
            <text:p>119,71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.269657414594546" calcext:value-type="float">
            <text:p>0,27</text:p>
          </table:table-cell>
          <table:table-cell office:value-type="float" office:value="762.598359755622" calcext:value-type="float">
            <text:p>762,60</text:p>
          </table:table-cell>
          <table:table-cell office:value-type="float" office:value="1232.94615329696" calcext:value-type="float">
            <text:p>1.232,95</text:p>
          </table:table-cell>
          <table:table-cell office:value-type="float" office:value="94.8454045396485" calcext:value-type="float">
            <text:p>94,85</text:p>
          </table:table-cell>
          <table:table-cell office:value-type="float" office:value="96.4139900428857" calcext:value-type="float">
            <text:p>96,41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0.359896173829608" calcext:value-type="float">
            <text:p>0,36</text:p>
          </table:table-cell>
          <table:table-cell office:value-type="float" office:value="710.15980858858" calcext:value-type="float">
            <text:p>710,16</text:p>
          </table:table-cell>
          <table:table-cell office:value-type="float" office:value="1314.59121650477" calcext:value-type="float">
            <text:p>1.314,59</text:p>
          </table:table-cell>
          <table:table-cell office:value-type="float" office:value="89.0692329130486" calcext:value-type="float">
            <text:p>89,07</text:p>
          </table:table-cell>
          <table:table-cell office:value-type="float" office:value="105.398274725528" calcext:value-type="float">
            <text:p>105,40</text:p>
          </table:table-cell>
        </table:table-row>
        <table:table-row table:style-name="ro1">
          <table:table-cell office:value-type="string" calcext:value-type="string">
            <text:p>AdditiveRegression</text:p>
          </table:table-cell>
          <table:table-cell office:value-type="float" office:value="0.230016697160899" calcext:value-type="float">
            <text:p>0,23</text:p>
          </table:table-cell>
          <table:table-cell office:value-type="float" office:value="802.223023726852" calcext:value-type="float">
            <text:p>802,22</text:p>
          </table:table-cell>
          <table:table-cell office:value-type="float" office:value="1321.47021519089" calcext:value-type="float">
            <text:p>1.321,47</text:p>
          </table:table-cell>
          <table:table-cell office:value-type="float" office:value="100.186100162171" calcext:value-type="float">
            <text:p>100,19</text:p>
          </table:table-cell>
          <table:table-cell office:value-type="float" office:value="104.194466851924" calcext:value-type="float">
            <text:p>104,19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0.228455709175818" calcext:value-type="float">
            <text:p>0,23</text:p>
          </table:table-cell>
          <table:table-cell office:value-type="float" office:value="748.644122383147" calcext:value-type="float">
            <text:p>748,64</text:p>
          </table:table-cell>
          <table:table-cell office:value-type="float" office:value="1481.83830778671" calcext:value-type="float">
            <text:p>1.481,84</text:p>
          </table:table-cell>
          <table:table-cell office:value-type="float" office:value="92.5219299419837" calcext:value-type="float">
            <text:p>92,52</text:p>
          </table:table-cell>
          <table:table-cell office:value-type="float" office:value="116.981971461792" calcext:value-type="float">
            <text:p>116,98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float" office:value="0.0358213214273106" calcext:value-type="float">
            <text:p>0,04</text:p>
          </table:table-cell>
          <table:table-cell office:value-type="float" office:value="5053.49912550586" calcext:value-type="float">
            <text:p>5.053,50</text:p>
          </table:table-cell>
          <table:table-cell office:value-type="float" office:value="24317.8588309821" calcext:value-type="float">
            <text:p>24.317,86</text:p>
          </table:table-cell>
          <table:table-cell office:value-type="float" office:value="635.42657937376" calcext:value-type="float">
            <text:p>635,43</text:p>
          </table:table-cell>
          <table:table-cell office:value-type="float" office:value="1966.19017490982" calcext:value-type="float">
            <text:p>1.966,19</text:p>
          </table:table-cell>
        </table:table-row>
        <table:table-row table:style-name="ro1">
          <table:table-cell office:value-type="string" calcext:value-type="string">
            <text:p>SMOreg</text:p>
          </table:table-cell>
          <table:table-cell office:value-type="float" office:value="0.321346904906189" calcext:value-type="float">
            <text:p>0,32</text:p>
          </table:table-cell>
          <table:table-cell office:value-type="float" office:value="1753.46391798148" calcext:value-type="float">
            <text:p>1.753,46</text:p>
          </table:table-cell>
          <table:table-cell office:value-type="float" office:value="7326.37632822766" calcext:value-type="float">
            <text:p>7.326,38</text:p>
          </table:table-cell>
          <table:table-cell office:value-type="float" office:value="201.83175017567" calcext:value-type="float">
            <text:p>201,83</text:p>
          </table:table-cell>
          <table:table-cell office:value-type="float" office:value="476.795128370636" calcext:value-type="float">
            <text:p>476,80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457016642561124" calcext:value-type="float">
            <text:p>0,46</text:p>
          </table:table-cell>
          <table:table-cell office:value-type="float" office:value="640.936553082383" calcext:value-type="float">
            <text:p>640,94</text:p>
          </table:table-cell>
          <table:table-cell office:value-type="float" office:value="1138.77168090337" calcext:value-type="float">
            <text:p>1.138,77</text:p>
          </table:table-cell>
          <table:table-cell office:value-type="float" office:value="81.1108654317705" calcext:value-type="float">
            <text:p>81,11</text:p>
          </table:table-cell>
          <table:table-cell office:value-type="float" office:value="91.6072534116249" calcext:value-type="float">
            <text:p>91,61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0.254067631691138" calcext:value-type="float">
            <text:p>0,25</text:p>
          </table:table-cell>
          <table:table-cell office:value-type="float" office:value="2033.49662612113" calcext:value-type="float">
            <text:p>2.033,50</text:p>
          </table:table-cell>
          <table:table-cell office:value-type="float" office:value="8030.69753107065" calcext:value-type="float">
            <text:p>8.030,70</text:p>
          </table:table-cell>
          <table:table-cell office:value-type="float" office:value="237.385055453889" calcext:value-type="float">
            <text:p>237,39</text:p>
          </table:table-cell>
          <table:table-cell office:value-type="float" office:value="531.315199446873" calcext:value-type="float">
            <text:p>531,32</text:p>
          </table:table-cell>
        </table:table-row>
        <table:table-row table:style-name="ro1">
          <table:table-cell office:value-type="string" calcext:value-type="string">
            <text:p>MultilayerPerceptron</text:p>
          </table:table-cell>
          <table:table-cell office:value-type="float" office:value="0.119868643615768" calcext:value-type="float">
            <text:p>0,12</text:p>
          </table:table-cell>
          <table:table-cell office:value-type="float" office:value="1179.80887561163" calcext:value-type="float">
            <text:p>1.179,81</text:p>
          </table:table-cell>
          <table:table-cell office:value-type="float" office:value="2726.93244990359" calcext:value-type="float">
            <text:p>2.726,93</text:p>
          </table:table-cell>
          <table:table-cell office:value-type="float" office:value="146.612401124895" calcext:value-type="float">
            <text:p>146,61</text:p>
          </table:table-cell>
          <table:table-cell office:value-type="float" office:value="207.545817603876" calcext:value-type="float">
            <text:p>207,55</text:p>
          </table:table-cell>
        </table:table-row>
        <table:table-row table:style-name="ro1">
          <table:table-cell office:value-type="string" calcext:value-type="string">
            <text:p>RandomTree</text:p>
          </table:table-cell>
          <table:table-cell office:value-type="float" office:value="0.2792873211528" calcext:value-type="float">
            <text:p>0,28</text:p>
          </table:table-cell>
          <table:table-cell office:value-type="float" office:value="767.945362055262" calcext:value-type="float">
            <text:p>767,95</text:p>
          </table:table-cell>
          <table:table-cell office:value-type="float" office:value="1510.65991980699" calcext:value-type="float">
            <text:p>1.510,66</text:p>
          </table:table-cell>
          <table:table-cell office:value-type="float" office:value="96.5699994864955" calcext:value-type="float">
            <text:p>96,57</text:p>
          </table:table-cell>
          <table:table-cell office:value-type="float" office:value="121.080048348885" calcext:value-type="float">
            <text:p>121,08</text:p>
          </table:table-cell>
        </table:table-row>
        <table:table-row table:style-name="ro1">
          <table:table-cell office:value-type="string" calcext:value-type="string">
            <text:p>RandomizableFilteredClassifier</text:p>
          </table:table-cell>
          <table:table-cell office:value-type="float" office:value="0.15387802557249" calcext:value-type="float">
            <text:p>0,15</text:p>
          </table:table-cell>
          <table:table-cell office:value-type="float" office:value="841.581778977397" calcext:value-type="float">
            <text:p>841,58</text:p>
          </table:table-cell>
          <table:table-cell office:value-type="float" office:value="1629.64164642861" calcext:value-type="float">
            <text:p>1.629,64</text:p>
          </table:table-cell>
          <table:table-cell office:value-type="float" office:value="106.003371497373" calcext:value-type="float">
            <text:p>106,00</text:p>
          </table:table-cell>
          <table:table-cell office:value-type="float" office:value="131.852946107673" calcext:value-type="float">
            <text:p>131,85</text:p>
          </table:table-cell>
        </table:table-row>
      </table:table>
      <table:table table:name="Pure binary problem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antidade de instâncias</text:p>
          </table:table-cell>
          <table:table-cell table:style-name="Default" office:value-type="float" office:value="160" calcext:value-type="float">
            <text:p>160</text:p>
          </table:table-cell>
          <table:table-cell table:style-name="ce1" office:value-type="string" calcext:value-type="string">
            <text:p>Quantidade de experimentos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string" calcext:value-type="string">
            <text:p>Tamanho da base</text:p>
          </table:table-cell>
          <table:table-cell table:style-name="Default" table:formula="of:=[.B1]*[.D1]" office:value-type="float" office:value="7840" calcext:value-type="float">
            <text:p>7840</text:p>
          </table:table-cell>
        </table:table-row>
        <table:table-row table:style-name="ro1">
          <table:table-cell table:style-name="ce1" office:value-type="string" calcext:value-type="string">
            <text:p>Remoção de atributos</text:p>
          </table:table-cell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stratégia</text:p>
          </table:table-cell>
          <table:table-cell table:style-name="ce2" office:value-type="string" calcext:value-type="string" table:number-columns-spanned="5" table:number-rows-spanned="1">
            <text:p>Base de Teste <text:span text:style-name="T1">(30%) e </text:span><text:span text:style-name="T2">Base de Treinamento</text:span><text:span text:style-name="T1"> (70%)</text:span>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Algoritmo/Métricas</text:p>
          </table:table-cell>
          <table:table-cell table:style-name="ce1" office:value-type="string" calcext:value-type="string">
            <text:p>Correlation Coefficient</text:p>
          </table:table-cell>
          <table:table-cell table:style-name="ce1" office:value-type="string" calcext:value-type="string">
            <text:p>Mean absolute error</text:p>
          </table:table-cell>
          <table:table-cell table:style-name="ce1" office:value-type="string" calcext:value-type="string">
            <text:p>Root mean squared error</text:p>
          </table:table-cell>
          <table:table-cell table:style-name="ce1" office:value-type="string" calcext:value-type="string">
            <text:p>Relative absolute error</text:p>
          </table:table-cell>
          <table:table-cell table:style-name="ce1" office:value-type="string" calcext:value-type="string">
            <text:p>Root relative squared error</text:p>
          </table:table-cell>
        </table:table-row>
        <table:table-row table:style-name="ro1">
          <table:table-cell office:value-type="string" calcext:value-type="string">
            <text:p>RandomSubSpace</text:p>
          </table:table-cell>
          <table:table-cell office:value-type="float" office:value="0.372099264922363" calcext:value-type="float">
            <text:p>0,37</text:p>
          </table:table-cell>
          <table:table-cell office:value-type="float" office:value="448.312968172757" calcext:value-type="float">
            <text:p>448,31</text:p>
          </table:table-cell>
          <table:table-cell office:value-type="float" office:value="630.856578226174" calcext:value-type="float">
            <text:p>630,86</text:p>
          </table:table-cell>
          <table:table-cell office:value-type="float" office:value="140.937333721835" calcext:value-type="float">
            <text:p>140,94</text:p>
          </table:table-cell>
          <table:table-cell office:value-type="float" office:value="121.206217163069" calcext:value-type="float">
            <text:p>121,21</text:p>
          </table:table-cell>
        </table:table-row>
        <table:table-row table:style-name="ro1">
          <table:table-cell office:value-type="string" calcext:value-type="string">
            <text:p>REPTree</text:p>
          </table:table-cell>
          <table:table-cell office:value-type="float" office:value="-0.0201387942509158" calcext:value-type="float">
            <text:p>-0,02</text:p>
          </table:table-cell>
          <table:table-cell office:value-type="float" office:value="361.326951704151" calcext:value-type="float">
            <text:p>361,33</text:p>
          </table:table-cell>
          <table:table-cell office:value-type="float" office:value="724.366420380835" calcext:value-type="float">
            <text:p>724,37</text:p>
          </table:table-cell>
          <table:table-cell office:value-type="float" office:value="113.591309621447" calcext:value-type="float">
            <text:p>113,59</text:p>
          </table:table-cell>
          <table:table-cell office:value-type="float" office:value="139.172225010606" calcext:value-type="float">
            <text:p>139,17</text:p>
          </table:table-cell>
        </table:table-row>
        <table:table-row table:style-name="ro1">
          <table:table-cell office:value-type="string" calcext:value-type="string">
            <text:p>RandomCommittee</text:p>
          </table:table-cell>
          <table:table-cell office:value-type="float" office:value="0.368075728408078" calcext:value-type="float">
            <text:p>0,37</text:p>
          </table:table-cell>
          <table:table-cell office:value-type="float" office:value="379.564746917963" calcext:value-type="float">
            <text:p>379,56</text:p>
          </table:table-cell>
          <table:table-cell office:value-type="float" office:value="598.907687059398" calcext:value-type="float">
            <text:p>598,91</text:p>
          </table:table-cell>
          <table:table-cell office:value-type="float" office:value="119.324773547052" calcext:value-type="float">
            <text:p>119,32</text:p>
          </table:table-cell>
          <table:table-cell office:value-type="float" office:value="115.067889729331" calcext:value-type="float">
            <text:p>115,07</text:p>
          </table:table-cell>
        </table:table-row>
        <table:table-row table:style-name="ro1">
          <table:table-cell office:value-type="string" calcext:value-type="string">
            <text:p>KStar</text:p>
          </table:table-cell>
          <table:table-cell office:value-type="float" office:value="0.0957868126942475" calcext:value-type="float">
            <text:p>0,10</text:p>
          </table:table-cell>
          <table:table-cell office:value-type="float" office:value="300.203806006452" calcext:value-type="float">
            <text:p>300,20</text:p>
          </table:table-cell>
          <table:table-cell office:value-type="float" office:value="564.340797299322" calcext:value-type="float">
            <text:p>564,34</text:p>
          </table:table-cell>
          <table:table-cell office:value-type="float" office:value="94.3758646200758" calcext:value-type="float">
            <text:p>94,38</text:p>
          </table:table-cell>
          <table:table-cell office:value-type="float" office:value="108.426567293268" calcext:value-type="float">
            <text:p>108,43</text:p>
          </table:table-cell>
        </table:table-row>
        <table:table-row table:style-name="ro1">
          <table:table-cell office:value-type="string" calcext:value-type="string">
            <text:p>M5Rules</text:p>
          </table:table-cell>
          <table:table-cell office:value-type="float" office:value="0.330491502664213" calcext:value-type="float">
            <text:p>0,33</text:p>
          </table:table-cell>
          <table:table-cell office:value-type="float" office:value="451.802085582953" calcext:value-type="float">
            <text:p>451,80</text:p>
          </table:table-cell>
          <table:table-cell office:value-type="float" office:value="824.282531492662" calcext:value-type="float">
            <text:p>824,28</text:p>
          </table:table-cell>
          <table:table-cell office:value-type="float" office:value="142.034216791803" calcext:value-type="float">
            <text:p>142,03</text:p>
          </table:table-cell>
          <table:table-cell office:value-type="float" office:value="158.369066700933" calcext:value-type="float">
            <text:p>158,37</text:p>
          </table:table-cell>
        </table:table-row>
        <table:table-row table:style-name="ro1">
          <table:table-cell office:value-type="string" calcext:value-type="string">
            <text:p>RegressionByDiscretization</text:p>
          </table:table-cell>
          <table:table-cell office:value-type="float" office:value="0.188886201465903" calcext:value-type="float">
            <text:p>0,19</text:p>
          </table:table-cell>
          <table:table-cell office:value-type="float" office:value="669.192031936427" calcext:value-type="float">
            <text:p>669,19</text:p>
          </table:table-cell>
          <table:table-cell office:value-type="float" office:value="1120.87491519239" calcext:value-type="float">
            <text:p>1.120,87</text:p>
          </table:table-cell>
          <table:table-cell office:value-type="float" office:value="210.375669286179" calcext:value-type="float">
            <text:p>210,38</text:p>
          </table:table-cell>
          <table:table-cell office:value-type="float" office:value="215.353240455135" calcext:value-type="float">
            <text:p>215,35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.215311062786766" calcext:value-type="float">
            <text:p>0,22</text:p>
          </table:table-cell>
          <table:table-cell office:value-type="float" office:value="343.973406218391" calcext:value-type="float">
            <text:p>343,97</text:p>
          </table:table-cell>
          <table:table-cell office:value-type="float" office:value="595.580494167198" calcext:value-type="float">
            <text:p>595,58</text:p>
          </table:table-cell>
          <table:table-cell office:value-type="float" office:value="108.135829621945" calcext:value-type="float">
            <text:p>108,14</text:p>
          </table:table-cell>
          <table:table-cell office:value-type="float" office:value="114.428637515509" calcext:value-type="float">
            <text:p>114,43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0.266037973751944" calcext:value-type="float">
            <text:p>0,27</text:p>
          </table:table-cell>
          <table:table-cell office:value-type="float" office:value="461.943406012243" calcext:value-type="float">
            <text:p>461,94</text:p>
          </table:table-cell>
          <table:table-cell office:value-type="float" office:value="773.90281080546" calcext:value-type="float">
            <text:p>773,90</text:p>
          </table:table-cell>
          <table:table-cell office:value-type="float" office:value="145.222370521882" calcext:value-type="float">
            <text:p>145,22</text:p>
          </table:table-cell>
          <table:table-cell office:value-type="float" office:value="148.689631506016" calcext:value-type="float">
            <text:p>148,69</text:p>
          </table:table-cell>
        </table:table-row>
        <table:table-row table:style-name="ro1">
          <table:table-cell office:value-type="string" calcext:value-type="string">
            <text:p>AdditiveRegression</text:p>
          </table:table-cell>
          <table:table-cell office:value-type="float" office:value="0.278923190766414" calcext:value-type="float">
            <text:p>0,28</text:p>
          </table:table-cell>
          <table:table-cell office:value-type="float" office:value="515.325170771612" calcext:value-type="float">
            <text:p>515,33</text:p>
          </table:table-cell>
          <table:table-cell office:value-type="float" office:value="803.313541645201" calcext:value-type="float">
            <text:p>803,31</text:p>
          </table:table-cell>
          <table:table-cell office:value-type="float" office:value="162.00413711948" calcext:value-type="float">
            <text:p>162,00</text:p>
          </table:table-cell>
          <table:table-cell office:value-type="float" office:value="154.340303230973" calcext:value-type="float">
            <text:p>154,34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0.475026043706733" calcext:value-type="float">
            <text:p>0,48</text:p>
          </table:table-cell>
          <table:table-cell office:value-type="float" office:value="295.662023809524" calcext:value-type="float">
            <text:p>295,66</text:p>
          </table:table-cell>
          <table:table-cell office:value-type="float" office:value="680.359179253607" calcext:value-type="float">
            <text:p>680,36</text:p>
          </table:table-cell>
          <table:table-cell office:value-type="float" office:value="92.9480525365009" calcext:value-type="float">
            <text:p>92,95</text:p>
          </table:table-cell>
          <table:table-cell office:value-type="float" office:value="130.717131715372" calcext:value-type="float">
            <text:p>130,72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float" office:value="-0.0502426580957165" calcext:value-type="float">
            <text:p>-0,05</text:p>
          </table:table-cell>
          <table:table-cell office:value-type="float" office:value="617.347817099792" calcext:value-type="float">
            <text:p>617,35</text:p>
          </table:table-cell>
          <table:table-cell office:value-type="float" office:value="1196.04292043477" calcext:value-type="float">
            <text:p>1.196,04</text:p>
          </table:table-cell>
          <table:table-cell office:value-type="float" office:value="194.077266325055" calcext:value-type="float">
            <text:p>194,08</text:p>
          </table:table-cell>
          <table:table-cell office:value-type="float" office:value="229.795238655011" calcext:value-type="float">
            <text:p>229,80</text:p>
          </table:table-cell>
        </table:table-row>
        <table:table-row table:style-name="ro1">
          <table:table-cell office:value-type="string" calcext:value-type="string">
            <text:p>SMOreg</text:p>
          </table:table-cell>
          <table:table-cell office:value-type="float" office:value="-0.0222683128992698" calcext:value-type="float">
            <text:p>-0,02</text:p>
          </table:table-cell>
          <table:table-cell office:value-type="float" office:value="291.411459072105" calcext:value-type="float">
            <text:p>291,41</text:p>
          </table:table-cell>
          <table:table-cell office:value-type="float" office:value="546.085286696838" calcext:value-type="float">
            <text:p>546,09</text:p>
          </table:table-cell>
          <table:table-cell office:value-type="float" office:value="91.6117912560265" calcext:value-type="float">
            <text:p>91,61</text:p>
          </table:table-cell>
          <table:table-cell office:value-type="float" office:value="104.919143484311" calcext:value-type="float">
            <text:p>104,92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317383121785573" calcext:value-type="float">
            <text:p>0,32</text:p>
          </table:table-cell>
          <table:table-cell office:value-type="float" office:value="392.905990071124" calcext:value-type="float">
            <text:p>392,91</text:p>
          </table:table-cell>
          <table:table-cell office:value-type="float" office:value="609.502576932439" calcext:value-type="float">
            <text:p>609,50</text:p>
          </table:table-cell>
          <table:table-cell office:value-type="float" office:value="123.518895448555" calcext:value-type="float">
            <text:p>123,52</text:p>
          </table:table-cell>
          <table:table-cell office:value-type="float" office:value="117.103481600912" calcext:value-type="float">
            <text:p>117,10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-0.00137736747092618" calcext:value-type="float">
            <text:p>0,00</text:p>
          </table:table-cell>
          <table:table-cell office:value-type="float" office:value="403.909628532537" calcext:value-type="float">
            <text:p>403,91</text:p>
          </table:table-cell>
          <table:table-cell office:value-type="float" office:value="754.251150126512" calcext:value-type="float">
            <text:p>754,25</text:p>
          </table:table-cell>
          <table:table-cell office:value-type="float" office:value="126.978138379473" calcext:value-type="float">
            <text:p>126,98</text:p>
          </table:table-cell>
          <table:table-cell office:value-type="float" office:value="144.913965952104" calcext:value-type="float">
            <text:p>144,91</text:p>
          </table:table-cell>
        </table:table-row>
        <table:table-row table:style-name="ro1">
          <table:table-cell office:value-type="string" calcext:value-type="string">
            <text:p>MultilayerPerceptron</text:p>
          </table:table-cell>
          <table:table-cell office:value-type="float" office:value="0.147755147724546" calcext:value-type="float">
            <text:p>0,15</text:p>
          </table:table-cell>
          <table:table-cell office:value-type="float" office:value="1238.49186415754" calcext:value-type="float">
            <text:p>1.238,49</text:p>
          </table:table-cell>
          <table:table-cell office:value-type="float" office:value="2296.01021740204" calcext:value-type="float">
            <text:p>2.296,01</text:p>
          </table:table-cell>
          <table:table-cell office:value-type="float" office:value="389.347963504116" calcext:value-type="float">
            <text:p>389,35</text:p>
          </table:table-cell>
          <table:table-cell office:value-type="float" office:value="441.131506944966" calcext:value-type="float">
            <text:p>441,13</text:p>
          </table:table-cell>
        </table:table-row>
        <table:table-row table:style-name="ro1">
          <table:table-cell office:value-type="string" calcext:value-type="string">
            <text:p>RandomTree</text:p>
          </table:table-cell>
          <table:table-cell office:value-type="float" office:value="0.219258636006915" calcext:value-type="float">
            <text:p>0,22</text:p>
          </table:table-cell>
          <table:table-cell office:value-type="float" office:value="551.935910673793" calcext:value-type="float">
            <text:p>551,94</text:p>
          </table:table-cell>
          <table:table-cell office:value-type="float" office:value="922.268229791445" calcext:value-type="float">
            <text:p>922,27</text:p>
          </table:table-cell>
          <table:table-cell office:value-type="float" office:value="173.513552268517" calcext:value-type="float">
            <text:p>173,51</text:p>
          </table:table-cell>
          <table:table-cell office:value-type="float" office:value="177.195018964554" calcext:value-type="float">
            <text:p>177,20</text:p>
          </table:table-cell>
        </table:table-row>
        <table:table-row table:style-name="ro1">
          <table:table-cell office:value-type="string" calcext:value-type="string">
            <text:p>RandomizableFilteredClassifier</text:p>
          </table:table-cell>
          <table:table-cell office:value-type="float" office:value="0.543297542967172" calcext:value-type="float">
            <text:p>0,54</text:p>
          </table:table-cell>
          <table:table-cell office:value-type="float" office:value="483.559761904762" calcext:value-type="float">
            <text:p>483,56</text:p>
          </table:table-cell>
          <table:table-cell office:value-type="float" office:value="937.759891591193" calcext:value-type="float">
            <text:p>937,76</text:p>
          </table:table-cell>
          <table:table-cell office:value-type="float" office:value="152.017961505322" calcext:value-type="float">
            <text:p>152,02</text:p>
          </table:table-cell>
          <table:table-cell office:value-type="float" office:value="180.171425629912" calcext:value-type="float">
            <text:p>180,17</text:p>
          </table:table-cell>
        </table:table-row>
      </table:table>
      <table:table table:name="Mixed-integer linear problem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antidade de instâncias</text:p>
          </table:table-cell>
          <table:table-cell table:style-name="Default" office:value-type="float" office:value="67" calcext:value-type="float">
            <text:p>67</text:p>
          </table:table-cell>
          <table:table-cell table:style-name="ce1" office:value-type="string" calcext:value-type="string">
            <text:p>Quantidade de experimentos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string" calcext:value-type="string">
            <text:p>Tamanho da base</text:p>
          </table:table-cell>
          <table:table-cell table:style-name="Default" table:formula="of:=[.B1]*[.D1]" office:value-type="float" office:value="3283" calcext:value-type="float">
            <text:p>3283</text:p>
          </table:table-cell>
        </table:table-row>
        <table:table-row table:style-name="ro1">
          <table:table-cell table:style-name="ce1" office:value-type="string" calcext:value-type="string">
            <text:p>Remoção de atributos</text:p>
          </table:table-cell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stratégia</text:p>
          </table:table-cell>
          <table:table-cell table:style-name="ce2" office:value-type="string" calcext:value-type="string" table:number-columns-spanned="5" table:number-rows-spanned="1">
            <text:p>Base de Teste <text:span text:style-name="T1">(30%) e </text:span><text:span text:style-name="T2">Base de Treinamento</text:span><text:span text:style-name="T1"> (70%)</text:span>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Algoritmo/Métricas</text:p>
          </table:table-cell>
          <table:table-cell table:style-name="ce1" office:value-type="string" calcext:value-type="string">
            <text:p>Correlation Coefficient</text:p>
          </table:table-cell>
          <table:table-cell table:style-name="ce1" office:value-type="string" calcext:value-type="string">
            <text:p>Mean absolute error</text:p>
          </table:table-cell>
          <table:table-cell table:style-name="ce1" office:value-type="string" calcext:value-type="string">
            <text:p>Root mean squared error</text:p>
          </table:table-cell>
          <table:table-cell table:style-name="ce1" office:value-type="string" calcext:value-type="string">
            <text:p>Relative absolute error</text:p>
          </table:table-cell>
          <table:table-cell table:style-name="ce1" office:value-type="string" calcext:value-type="string">
            <text:p>Root relative squared error</text:p>
          </table:table-cell>
        </table:table-row>
        <table:table-row table:style-name="ro1">
          <table:table-cell office:value-type="string" calcext:value-type="string">
            <text:p>RandomSubSpace</text:p>
          </table:table-cell>
          <table:table-cell office:value-type="float" office:value="0.326966490720371" calcext:value-type="float">
            <text:p>0,33</text:p>
          </table:table-cell>
          <table:table-cell office:value-type="float" office:value="407.484217047959" calcext:value-type="float">
            <text:p>407,48</text:p>
          </table:table-cell>
          <table:table-cell office:value-type="float" office:value="598.985160108047" calcext:value-type="float">
            <text:p>598,99</text:p>
          </table:table-cell>
          <table:table-cell office:value-type="float" office:value="136.659764301349" calcext:value-type="float">
            <text:p>136,66</text:p>
          </table:table-cell>
          <table:table-cell office:value-type="float" office:value="120.26326191592" calcext:value-type="float">
            <text:p>120,26</text:p>
          </table:table-cell>
        </table:table-row>
        <table:table-row table:style-name="ro1">
          <table:table-cell office:value-type="string" calcext:value-type="string">
            <text:p>REPTree</text:p>
          </table:table-cell>
          <table:table-cell office:value-type="float" office:value="-0.0767221060467202" calcext:value-type="float">
            <text:p>-0,08</text:p>
          </table:table-cell>
          <table:table-cell office:value-type="float" office:value="405.863653605871" calcext:value-type="float">
            <text:p>405,86</text:p>
          </table:table-cell>
          <table:table-cell office:value-type="float" office:value="721.520391117957" calcext:value-type="float">
            <text:p>721,52</text:p>
          </table:table-cell>
          <table:table-cell office:value-type="float" office:value="136.116268851058" calcext:value-type="float">
            <text:p>136,12</text:p>
          </table:table-cell>
          <table:table-cell office:value-type="float" office:value="144.865685418723" calcext:value-type="float">
            <text:p>144,87</text:p>
          </table:table-cell>
        </table:table-row>
        <table:table-row table:style-name="ro1">
          <table:table-cell office:value-type="string" calcext:value-type="string">
            <text:p>RandomCommittee</text:p>
          </table:table-cell>
          <table:table-cell office:value-type="float" office:value="0.301339863661919" calcext:value-type="float">
            <text:p>0,30</text:p>
          </table:table-cell>
          <table:table-cell office:value-type="float" office:value="371.019887821446" calcext:value-type="float">
            <text:p>371,02</text:p>
          </table:table-cell>
          <table:table-cell office:value-type="float" office:value="653.698950239464" calcext:value-type="float">
            <text:p>653,70</text:p>
          </table:table-cell>
          <table:table-cell office:value-type="float" office:value="124.430562705265" calcext:value-type="float">
            <text:p>124,43</text:p>
          </table:table-cell>
          <table:table-cell office:value-type="float" office:value="131.248607315463" calcext:value-type="float">
            <text:p>131,25</text:p>
          </table:table-cell>
        </table:table-row>
        <table:table-row table:style-name="ro1">
          <table:table-cell office:value-type="string" calcext:value-type="string">
            <text:p>KStar</text:p>
          </table:table-cell>
          <table:table-cell office:value-type="float" office:value="0.111552718151401" calcext:value-type="float">
            <text:p>0,11</text:p>
          </table:table-cell>
          <table:table-cell office:value-type="float" office:value="278.579570518895" calcext:value-type="float">
            <text:p>278,58</text:p>
          </table:table-cell>
          <table:table-cell office:value-type="float" office:value="541.054101792561" calcext:value-type="float">
            <text:p>541,05</text:p>
          </table:table-cell>
          <table:table-cell office:value-type="float" office:value="93.428449136234" calcext:value-type="float">
            <text:p>93,43</text:p>
          </table:table-cell>
          <table:table-cell office:value-type="float" office:value="108.631958666262" calcext:value-type="float">
            <text:p>108,63</text:p>
          </table:table-cell>
        </table:table-row>
        <table:table-row table:style-name="ro1">
          <table:table-cell office:value-type="string" calcext:value-type="string">
            <text:p>M5Rules</text:p>
          </table:table-cell>
          <table:table-cell office:value-type="float" office:value="0.224316279339984" calcext:value-type="float">
            <text:p>0,22</text:p>
          </table:table-cell>
          <table:table-cell office:value-type="float" office:value="609.562063602186" calcext:value-type="float">
            <text:p>609,56</text:p>
          </table:table-cell>
          <table:table-cell office:value-type="float" office:value="1099.96881153172" calcext:value-type="float">
            <text:p>1.099,97</text:p>
          </table:table-cell>
          <table:table-cell office:value-type="float" office:value="204.431495635362" calcext:value-type="float">
            <text:p>204,43</text:p>
          </table:table-cell>
          <table:table-cell office:value-type="float" office:value="220.849941018105" calcext:value-type="float">
            <text:p>220,85</text:p>
          </table:table-cell>
        </table:table-row>
        <table:table-row table:style-name="ro1">
          <table:table-cell office:value-type="string" calcext:value-type="string">
            <text:p>RegressionByDiscretization</text:p>
          </table:table-cell>
          <table:table-cell office:value-type="float" office:value="-0.115114590800018" calcext:value-type="float">
            <text:p>-0,12</text:p>
          </table:table-cell>
          <table:table-cell office:value-type="float" office:value="569.633314839102" calcext:value-type="float">
            <text:p>569,63</text:p>
          </table:table-cell>
          <table:table-cell office:value-type="float" office:value="997.116643399123" calcext:value-type="float">
            <text:p>997,12</text:p>
          </table:table-cell>
          <table:table-cell office:value-type="float" office:value="191.040416505128" calcext:value-type="float">
            <text:p>191,04</text:p>
          </table:table-cell>
          <table:table-cell office:value-type="float" office:value="200.199450724624" calcext:value-type="float">
            <text:p>200,20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.224736116972688" calcext:value-type="float">
            <text:p>0,22</text:p>
          </table:table-cell>
          <table:table-cell office:value-type="float" office:value="321.204860097666" calcext:value-type="float">
            <text:p>321,20</text:p>
          </table:table-cell>
          <table:table-cell office:value-type="float" office:value="572.569873284779" calcext:value-type="float">
            <text:p>572,57</text:p>
          </table:table-cell>
          <table:table-cell office:value-type="float" office:value="107.723878955117" calcext:value-type="float">
            <text:p>107,72</text:p>
          </table:table-cell>
          <table:table-cell office:value-type="float" office:value="114.95964378081" calcext:value-type="float">
            <text:p>114,96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0.248240790644704" calcext:value-type="float">
            <text:p>0,25</text:p>
          </table:table-cell>
          <table:table-cell office:value-type="float" office:value="482.449008768434" calcext:value-type="float">
            <text:p>482,45</text:p>
          </table:table-cell>
          <table:table-cell office:value-type="float" office:value="770.476179411186" calcext:value-type="float">
            <text:p>770,48</text:p>
          </table:table-cell>
          <table:table-cell office:value-type="float" office:value="161.801034413939" calcext:value-type="float">
            <text:p>161,80</text:p>
          </table:table-cell>
          <table:table-cell office:value-type="float" office:value="154.69494861574" calcext:value-type="float">
            <text:p>154,69</text:p>
          </table:table-cell>
        </table:table-row>
        <table:table-row table:style-name="ro1">
          <table:table-cell office:value-type="string" calcext:value-type="string">
            <text:p>AdditiveRegression</text:p>
          </table:table-cell>
          <table:table-cell office:value-type="float" office:value="0.283155954628106" calcext:value-type="float">
            <text:p>0,28</text:p>
          </table:table-cell>
          <table:table-cell office:value-type="float" office:value="511.561796955012" calcext:value-type="float">
            <text:p>511,56</text:p>
          </table:table-cell>
          <table:table-cell office:value-type="float" office:value="758.421027466838" calcext:value-type="float">
            <text:p>758,42</text:p>
          </table:table-cell>
          <table:table-cell office:value-type="float" office:value="171.564717534124" calcext:value-type="float">
            <text:p>171,56</text:p>
          </table:table-cell>
          <table:table-cell office:value-type="float" office:value="152.274534902222" calcext:value-type="float">
            <text:p>152,27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0.479168490742537" calcext:value-type="float">
            <text:p>0,48</text:p>
          </table:table-cell>
          <table:table-cell office:value-type="float" office:value="275.254348508634" calcext:value-type="float">
            <text:p>275,25</text:p>
          </table:table-cell>
          <table:table-cell office:value-type="float" office:value="653.96082624547" calcext:value-type="float">
            <text:p>653,96</text:p>
          </table:table-cell>
          <table:table-cell office:value-type="float" office:value="92.3132548853644" calcext:value-type="float">
            <text:p>92,31</text:p>
          </table:table-cell>
          <table:table-cell office:value-type="float" office:value="131.301186352136" calcext:value-type="float">
            <text:p>131,30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float" office:value="-0.0366274756765227" calcext:value-type="float">
            <text:p>-0,04</text:p>
          </table:table-cell>
          <table:table-cell office:value-type="float" office:value="573.653201838582" calcext:value-type="float">
            <text:p>573,65</text:p>
          </table:table-cell>
          <table:table-cell office:value-type="float" office:value="1149.3499365467" calcext:value-type="float">
            <text:p>1.149,35</text:p>
          </table:table-cell>
          <table:table-cell office:value-type="float" office:value="192.388583592057" calcext:value-type="float">
            <text:p>192,39</text:p>
          </table:table-cell>
          <table:table-cell office:value-type="float" office:value="230.764602627264" calcext:value-type="float">
            <text:p>230,76</text:p>
          </table:table-cell>
        </table:table-row>
        <table:table-row table:style-name="ro1">
          <table:table-cell office:value-type="string" calcext:value-type="string">
            <text:p>SMOreg</text:p>
          </table:table-cell>
          <table:table-cell office:value-type="float" office:value="-0.0355378969154962" calcext:value-type="float">
            <text:p>-0,04</text:p>
          </table:table-cell>
          <table:table-cell office:value-type="float" office:value="294.350131634754" calcext:value-type="float">
            <text:p>294,35</text:p>
          </table:table-cell>
          <table:table-cell office:value-type="float" office:value="533.533230399021" calcext:value-type="float">
            <text:p>533,53</text:p>
          </table:table-cell>
          <table:table-cell office:value-type="float" office:value="98.7174912017321" calcext:value-type="float">
            <text:p>98,72</text:p>
          </table:table-cell>
          <table:table-cell office:value-type="float" office:value="107.121930394319" calcext:value-type="float">
            <text:p>107,12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316973119014988" calcext:value-type="float">
            <text:p>0,32</text:p>
          </table:table-cell>
          <table:table-cell office:value-type="float" office:value="394.782731598936" calcext:value-type="float">
            <text:p>394,78</text:p>
          </table:table-cell>
          <table:table-cell office:value-type="float" office:value="624.26457372012" calcext:value-type="float">
            <text:p>624,26</text:p>
          </table:table-cell>
          <table:table-cell office:value-type="float" office:value="132.400011567083" calcext:value-type="float">
            <text:p>132,40</text:p>
          </table:table-cell>
          <table:table-cell office:value-type="float" office:value="125.338821283303" calcext:value-type="float">
            <text:p>125,34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0.01030170689551" calcext:value-type="float">
            <text:p>0,01</text:p>
          </table:table-cell>
          <table:table-cell office:value-type="float" office:value="380.532102455086" calcext:value-type="float">
            <text:p>380,53</text:p>
          </table:table-cell>
          <table:table-cell office:value-type="float" office:value="725.188725321442" calcext:value-type="float">
            <text:p>725,19</text:p>
          </table:table-cell>
          <table:table-cell office:value-type="float" office:value="127.62071573557" calcext:value-type="float">
            <text:p>127,62</text:p>
          </table:table-cell>
          <table:table-cell office:value-type="float" office:value="145.602207567334" calcext:value-type="float">
            <text:p>145,60</text:p>
          </table:table-cell>
        </table:table-row>
        <table:table-row table:style-name="ro1">
          <table:table-cell office:value-type="string" calcext:value-type="string">
            <text:p>MultilayerPerceptron</text:p>
          </table:table-cell>
          <table:table-cell office:value-type="float" office:value="0.0274343179374729" calcext:value-type="float">
            <text:p>0,03</text:p>
          </table:table-cell>
          <table:table-cell office:value-type="float" office:value="1421.0986767929" calcext:value-type="float">
            <text:p>1.421,10</text:p>
          </table:table-cell>
          <table:table-cell office:value-type="float" office:value="2958.89732079221" calcext:value-type="float">
            <text:p>2.958,90</text:p>
          </table:table-cell>
          <table:table-cell office:value-type="float" office:value="476.600079449505" calcext:value-type="float">
            <text:p>476,60</text:p>
          </table:table-cell>
          <table:table-cell office:value-type="float" office:value="594.082570273626" calcext:value-type="float">
            <text:p>594,08</text:p>
          </table:table-cell>
        </table:table-row>
        <table:table-row table:style-name="ro1">
          <table:table-cell office:value-type="string" calcext:value-type="string">
            <text:p>RandomTree</text:p>
          </table:table-cell>
          <table:table-cell office:value-type="float" office:value="0.210120945177781" calcext:value-type="float">
            <text:p>0,21</text:p>
          </table:table-cell>
          <table:table-cell office:value-type="float" office:value="650.356739062944" calcext:value-type="float">
            <text:p>650,36</text:p>
          </table:table-cell>
          <table:table-cell office:value-type="float" office:value="1130.21171969906" calcext:value-type="float">
            <text:p>1.130,21</text:p>
          </table:table-cell>
          <table:table-cell office:value-type="float" office:value="218.112984389959" calcext:value-type="float">
            <text:p>218,11</text:p>
          </table:table-cell>
          <table:table-cell office:value-type="float" office:value="226.922062713693" calcext:value-type="float">
            <text:p>226,92</text:p>
          </table:table-cell>
        </table:table-row>
        <table:table-row table:style-name="ro1">
          <table:table-cell office:value-type="string" calcext:value-type="string">
            <text:p>RandomizableFilteredClassifier</text:p>
          </table:table-cell>
          <table:table-cell office:value-type="float" office:value="0.538416124464684" calcext:value-type="float">
            <text:p>0,54</text:p>
          </table:table-cell>
          <table:table-cell office:value-type="float" office:value="402.335298273156" calcext:value-type="float">
            <text:p>402,34</text:p>
          </table:table-cell>
          <table:table-cell office:value-type="float" office:value="873.476727513926" calcext:value-type="float">
            <text:p>873,48</text:p>
          </table:table-cell>
          <table:table-cell office:value-type="float" office:value="134.932948889285" calcext:value-type="float">
            <text:p>134,93</text:p>
          </table:table-cell>
          <table:table-cell office:value-type="float" office:value="175.375230397226" calcext:value-type="float">
            <text:p>175,38</text:p>
          </table:table-cell>
        </table:table-row>
      </table:table>
      <table:table table:name="Matrix minaij &gt;= 0 and maxaij &lt;= 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antidade de instâncias</text:p>
          </table:table-cell>
          <table:table-cell table:style-name="Default" office:value-type="float" office:value="42" calcext:value-type="float">
            <text:p>42</text:p>
          </table:table-cell>
          <table:table-cell table:style-name="ce1" office:value-type="string" calcext:value-type="string">
            <text:p>Quantidade de experimentos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string" calcext:value-type="string">
            <text:p>Tamanho da base</text:p>
          </table:table-cell>
          <table:table-cell table:style-name="Default" table:formula="of:=[.B1]*[.D1]" office:value-type="float" office:value="2058" calcext:value-type="float">
            <text:p>2058</text:p>
          </table:table-cell>
        </table:table-row>
        <table:table-row table:style-name="ro1">
          <table:table-cell table:style-name="ce1" office:value-type="string" calcext:value-type="string">
            <text:p>Remoção de atributos</text:p>
          </table:table-cell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stratégia</text:p>
          </table:table-cell>
          <table:table-cell table:style-name="ce2" office:value-type="string" calcext:value-type="string" table:number-columns-spanned="5" table:number-rows-spanned="1">
            <text:p>Base de Teste <text:span text:style-name="T1">(30%) e </text:span><text:span text:style-name="T2">Base de Treinamento</text:span><text:span text:style-name="T1"> (70%)</text:span>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Algoritmo/Métricas</text:p>
          </table:table-cell>
          <table:table-cell table:style-name="ce1" office:value-type="string" calcext:value-type="string">
            <text:p>Correlation Coefficient</text:p>
          </table:table-cell>
          <table:table-cell table:style-name="ce1" office:value-type="string" calcext:value-type="string">
            <text:p>Mean absolute error</text:p>
          </table:table-cell>
          <table:table-cell table:style-name="ce1" office:value-type="string" calcext:value-type="string">
            <text:p>Root mean squared error</text:p>
          </table:table-cell>
          <table:table-cell table:style-name="ce1" office:value-type="string" calcext:value-type="string">
            <text:p>Relative absolute error</text:p>
          </table:table-cell>
          <table:table-cell table:style-name="ce1" office:value-type="string" calcext:value-type="string">
            <text:p>Root relative squared error</text:p>
          </table:table-cell>
        </table:table-row>
        <table:table-row table:style-name="ro1">
          <table:table-cell office:value-type="string" calcext:value-type="string">
            <text:p>RandomSubSpace</text:p>
          </table:table-cell>
          <table:table-cell office:value-type="float" office:value="0.356594602657865" calcext:value-type="float">
            <text:p>0,36</text:p>
          </table:table-cell>
          <table:table-cell office:value-type="float" office:value="829.640860555708" calcext:value-type="float">
            <text:p>829,64</text:p>
          </table:table-cell>
          <table:table-cell office:value-type="float" office:value="1462.97402609377" calcext:value-type="float">
            <text:p>1.462,97</text:p>
          </table:table-cell>
          <table:table-cell office:value-type="float" office:value="89.2773308776722" calcext:value-type="float">
            <text:p>89,28</text:p>
          </table:table-cell>
          <table:table-cell office:value-type="float" office:value="98.0360695945584" calcext:value-type="float">
            <text:p>98,04</text:p>
          </table:table-cell>
        </table:table-row>
        <table:table-row table:style-name="ro1">
          <table:table-cell office:value-type="string" calcext:value-type="string">
            <text:p>REPTree</text:p>
          </table:table-cell>
          <table:table-cell office:value-type="float" office:value="0.396409763131563" calcext:value-type="float">
            <text:p>0,40</text:p>
          </table:table-cell>
          <table:table-cell office:value-type="float" office:value="808.786730687232" calcext:value-type="float">
            <text:p>808,79</text:p>
          </table:table-cell>
          <table:table-cell office:value-type="float" office:value="1619.66451739353" calcext:value-type="float">
            <text:p>1.619,66</text:p>
          </table:table-cell>
          <table:table-cell office:value-type="float" office:value="87.0332260596106" calcext:value-type="float">
            <text:p>87,03</text:p>
          </table:table-cell>
          <table:table-cell office:value-type="float" office:value="108.53613291481" calcext:value-type="float">
            <text:p>108,54</text:p>
          </table:table-cell>
        </table:table-row>
        <table:table-row table:style-name="ro1">
          <table:table-cell office:value-type="string" calcext:value-type="string">
            <text:p>RandomCommittee</text:p>
          </table:table-cell>
          <table:table-cell office:value-type="float" office:value="0.397780436041516" calcext:value-type="float">
            <text:p>0,40</text:p>
          </table:table-cell>
          <table:table-cell office:value-type="float" office:value="785.45760305809" calcext:value-type="float">
            <text:p>785,46</text:p>
          </table:table-cell>
          <table:table-cell office:value-type="float" office:value="1408.81495298826" calcext:value-type="float">
            <text:p>1.408,81</text:p>
          </table:table-cell>
          <table:table-cell office:value-type="float" office:value="84.5227876934972" calcext:value-type="float">
            <text:p>84,52</text:p>
          </table:table-cell>
          <table:table-cell office:value-type="float" office:value="94.406789398569" calcext:value-type="float">
            <text:p>94,41</text:p>
          </table:table-cell>
        </table:table-row>
        <table:table-row table:style-name="ro1">
          <table:table-cell office:value-type="string" calcext:value-type="string">
            <text:p>KStar</text:p>
          </table:table-cell>
          <table:table-cell office:value-type="float" office:value="0.272361428399389" calcext:value-type="float">
            <text:p>0,27</text:p>
          </table:table-cell>
          <table:table-cell office:value-type="float" office:value="829.188022099566" calcext:value-type="float">
            <text:p>829,19</text:p>
          </table:table-cell>
          <table:table-cell office:value-type="float" office:value="1724.2203511593" calcext:value-type="float">
            <text:p>1.724,22</text:p>
          </table:table-cell>
          <table:table-cell office:value-type="float" office:value="89.2286011072315" calcext:value-type="float">
            <text:p>89,23</text:p>
          </table:table-cell>
          <table:table-cell office:value-type="float" office:value="115.54257514328" calcext:value-type="float">
            <text:p>115,54</text:p>
          </table:table-cell>
        </table:table-row>
        <table:table-row table:style-name="ro1">
          <table:table-cell office:value-type="string" calcext:value-type="string">
            <text:p>M5Rules</text:p>
          </table:table-cell>
          <table:table-cell office:value-type="float" office:value="0.561830908516138" calcext:value-type="float">
            <text:p>0,56</text:p>
          </table:table-cell>
          <table:table-cell office:value-type="float" office:value="643.203098116039" calcext:value-type="float">
            <text:p>643,20</text:p>
          </table:table-cell>
          <table:table-cell office:value-type="float" office:value="1283.10676436014" calcext:value-type="float">
            <text:p>1.283,11</text:p>
          </table:table-cell>
          <table:table-cell office:value-type="float" office:value="69.2148356501948" calcext:value-type="float">
            <text:p>69,21</text:p>
          </table:table-cell>
          <table:table-cell office:value-type="float" office:value="85.9828963497926" calcext:value-type="float">
            <text:p>85,98</text:p>
          </table:table-cell>
        </table:table-row>
        <table:table-row table:style-name="ro1">
          <table:table-cell office:value-type="string" calcext:value-type="string">
            <text:p>RegressionByDiscretization</text:p>
          </table:table-cell>
          <table:table-cell office:value-type="float" office:value="0.368677810937" calcext:value-type="float">
            <text:p>0,37</text:p>
          </table:table-cell>
          <table:table-cell office:value-type="float" office:value="857.833854828089" calcext:value-type="float">
            <text:p>857,83</text:p>
          </table:table-cell>
          <table:table-cell office:value-type="float" office:value="1677.23479275116" calcext:value-type="float">
            <text:p>1.677,23</text:p>
          </table:table-cell>
          <table:table-cell office:value-type="float" office:value="92.3111680447589" calcext:value-type="float">
            <text:p>92,31</text:p>
          </table:table-cell>
          <table:table-cell office:value-type="float" office:value="112.394002857046" calcext:value-type="float">
            <text:p>112,39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.200671893730178" calcext:value-type="float">
            <text:p>0,20</text:p>
          </table:table-cell>
          <table:table-cell office:value-type="float" office:value="879.150099393226" calcext:value-type="float">
            <text:p>879,15</text:p>
          </table:table-cell>
          <table:table-cell office:value-type="float" office:value="1465.60794371493" calcext:value-type="float">
            <text:p>1.465,61</text:p>
          </table:table-cell>
          <table:table-cell office:value-type="float" office:value="94.6050008459018" calcext:value-type="float">
            <text:p>94,61</text:p>
          </table:table-cell>
          <table:table-cell office:value-type="float" office:value="98.212572339384" calcext:value-type="float">
            <text:p>98,21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0.375236196558389" calcext:value-type="float">
            <text:p>0,38</text:p>
          </table:table-cell>
          <table:table-cell office:value-type="float" office:value="825.050476751695" calcext:value-type="float">
            <text:p>825,05</text:p>
          </table:table-cell>
          <table:table-cell office:value-type="float" office:value="1617.81395966739" calcext:value-type="float">
            <text:p>1.617,81</text:p>
          </table:table-cell>
          <table:table-cell office:value-type="float" office:value="88.7833614588422" calcext:value-type="float">
            <text:p>88,78</text:p>
          </table:table-cell>
          <table:table-cell office:value-type="float" office:value="108.412124283903" calcext:value-type="float">
            <text:p>108,41</text:p>
          </table:table-cell>
        </table:table-row>
        <table:table-row table:style-name="ro1">
          <table:table-cell office:value-type="string" calcext:value-type="string">
            <text:p>AdditiveRegression</text:p>
          </table:table-cell>
          <table:table-cell office:value-type="float" office:value="0.297843610552544" calcext:value-type="float">
            <text:p>0,30</text:p>
          </table:table-cell>
          <table:table-cell office:value-type="float" office:value="882.09079964496" calcext:value-type="float">
            <text:p>882,09</text:p>
          </table:table-cell>
          <table:table-cell office:value-type="float" office:value="1503.09635931147" calcext:value-type="float">
            <text:p>1.503,10</text:p>
          </table:table-cell>
          <table:table-cell office:value-type="float" office:value="94.9214484581979" calcext:value-type="float">
            <text:p>94,92</text:p>
          </table:table-cell>
          <table:table-cell office:value-type="float" office:value="100.724726933287" calcext:value-type="float">
            <text:p>100,72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0.215041848766522" calcext:value-type="float">
            <text:p>0,22</text:p>
          </table:table-cell>
          <table:table-cell office:value-type="float" office:value="876.787118367347" calcext:value-type="float">
            <text:p>876,79</text:p>
          </table:table-cell>
          <table:table-cell office:value-type="float" office:value="1849.94069634951" calcext:value-type="float">
            <text:p>1.849,94</text:p>
          </table:table-cell>
          <table:table-cell office:value-type="float" office:value="94.3507213751876" calcext:value-type="float">
            <text:p>94,35</text:p>
          </table:table-cell>
          <table:table-cell office:value-type="float" office:value="123.967282821398" calcext:value-type="float">
            <text:p>123,97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float" office:value="0.229739870406774" calcext:value-type="float">
            <text:p>0,23</text:p>
          </table:table-cell>
          <table:table-cell office:value-type="float" office:value="1080.84917416897" calcext:value-type="float">
            <text:p>1.080,85</text:p>
          </table:table-cell>
          <table:table-cell office:value-type="float" office:value="2770.18322626183" calcext:value-type="float">
            <text:p>2.770,18</text:p>
          </table:table-cell>
          <table:table-cell office:value-type="float" office:value="116.309759968316" calcext:value-type="float">
            <text:p>116,31</text:p>
          </table:table-cell>
          <table:table-cell office:value-type="float" office:value="185.634106084995" calcext:value-type="float">
            <text:p>185,63</text:p>
          </table:table-cell>
        </table:table-row>
        <table:table-row table:style-name="ro1">
          <table:table-cell office:value-type="string" calcext:value-type="string">
            <text:p>SMOreg</text:p>
          </table:table-cell>
          <table:table-cell office:value-type="float" office:value="0.240386534788856" calcext:value-type="float">
            <text:p>0,24</text:p>
          </table:table-cell>
          <table:table-cell office:value-type="float" office:value="709.607426512238" calcext:value-type="float">
            <text:p>709,61</text:p>
          </table:table-cell>
          <table:table-cell office:value-type="float" office:value="1501.66992493347" calcext:value-type="float">
            <text:p>1.501,67</text:p>
          </table:table-cell>
          <table:table-cell office:value-type="float" office:value="76.3605796459354" calcext:value-type="float">
            <text:p>76,36</text:p>
          </table:table-cell>
          <table:table-cell office:value-type="float" office:value="100.629139439962" calcext:value-type="float">
            <text:p>100,63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447011039293741" calcext:value-type="float">
            <text:p>0,45</text:p>
          </table:table-cell>
          <table:table-cell office:value-type="float" office:value="719.300705252892" calcext:value-type="float">
            <text:p>719,30</text:p>
          </table:table-cell>
          <table:table-cell office:value-type="float" office:value="1355.43268037208" calcext:value-type="float">
            <text:p>1.355,43</text:p>
          </table:table-cell>
          <table:table-cell office:value-type="float" office:value="77.4036696075837" calcext:value-type="float">
            <text:p>77,40</text:p>
          </table:table-cell>
          <table:table-cell office:value-type="float" office:value="90.8295637609488" calcext:value-type="float">
            <text:p>90,83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0.226214131743156" calcext:value-type="float">
            <text:p>0,23</text:p>
          </table:table-cell>
          <table:table-cell office:value-type="float" office:value="923.578440816182" calcext:value-type="float">
            <text:p>923,58</text:p>
          </table:table-cell>
          <table:table-cell office:value-type="float" office:value="1476.59664394704" calcext:value-type="float">
            <text:p>1.476,60</text:p>
          </table:table-cell>
          <table:table-cell office:value-type="float" office:value="99.3859174161231" calcext:value-type="float">
            <text:p>99,39</text:p>
          </table:table-cell>
          <table:table-cell office:value-type="float" office:value="98.9489415171645" calcext:value-type="float">
            <text:p>98,95</text:p>
          </table:table-cell>
        </table:table-row>
        <table:table-row table:style-name="ro1">
          <table:table-cell office:value-type="string" calcext:value-type="string">
            <text:p>MultilayerPerceptron</text:p>
          </table:table-cell>
          <table:table-cell office:value-type="float" office:value="0.223054131836228" calcext:value-type="float">
            <text:p>0,22</text:p>
          </table:table-cell>
          <table:table-cell office:value-type="float" office:value="982.133963865287" calcext:value-type="float">
            <text:p>982,13</text:p>
          </table:table-cell>
          <table:table-cell office:value-type="float" office:value="2097.25619209134" calcext:value-type="float">
            <text:p>2.097,26</text:p>
          </table:table-cell>
          <table:table-cell office:value-type="float" office:value="105.687054515938" calcext:value-type="float">
            <text:p>105,69</text:p>
          </table:table-cell>
          <table:table-cell office:value-type="float" office:value="140.540262737588" calcext:value-type="float">
            <text:p>140,54</text:p>
          </table:table-cell>
        </table:table-row>
        <table:table-row table:style-name="ro1">
          <table:table-cell office:value-type="string" calcext:value-type="string">
            <text:p>RandomTree</text:p>
          </table:table-cell>
          <table:table-cell office:value-type="float" office:value="0.25545137745119" calcext:value-type="float">
            <text:p>0,26</text:p>
          </table:table-cell>
          <table:table-cell office:value-type="float" office:value="879.557728575608" calcext:value-type="float">
            <text:p>879,56</text:p>
          </table:table-cell>
          <table:table-cell office:value-type="float" office:value="1798.75147124345" calcext:value-type="float">
            <text:p>1.798,75</text:p>
          </table:table-cell>
          <table:table-cell office:value-type="float" office:value="94.6488656639467" calcext:value-type="float">
            <text:p>94,65</text:p>
          </table:table-cell>
          <table:table-cell office:value-type="float" office:value="120.537016565484" calcext:value-type="float">
            <text:p>120,54</text:p>
          </table:table-cell>
        </table:table-row>
        <table:table-row table:style-name="ro1">
          <table:table-cell office:value-type="string" calcext:value-type="string">
            <text:p>RandomizableFilteredClassifier</text:p>
          </table:table-cell>
          <table:table-cell office:value-type="float" office:value="0.335797540001759" calcext:value-type="float">
            <text:p>0,34</text:p>
          </table:table-cell>
          <table:table-cell office:value-type="float" office:value="940.724276190475" calcext:value-type="float">
            <text:p>940,72</text:p>
          </table:table-cell>
          <table:table-cell office:value-type="float" office:value="1748.21925874908" calcext:value-type="float">
            <text:p>1.748,22</text:p>
          </table:table-cell>
          <table:table-cell office:value-type="float" office:value="101.230974103495" calcext:value-type="float">
            <text:p>101,23</text:p>
          </table:table-cell>
          <table:table-cell office:value-type="float" office:value="117.15077770375" calcext:value-type="float">
            <text:p>117,15</text:p>
          </table:table-cell>
        </table:table-row>
      </table:table>
      <table:table table:name="Matrix minaij &gt;= -1000 and maxaij &lt;= 1000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antidade de instâncias</text:p>
          </table:table-cell>
          <table:table-cell table:style-name="Default" office:value-type="float" office:value="251" calcext:value-type="float">
            <text:p>251</text:p>
          </table:table-cell>
          <table:table-cell table:style-name="ce1" office:value-type="string" calcext:value-type="string">
            <text:p>Quantidade de experimentos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string" calcext:value-type="string">
            <text:p>Tamanho da base</text:p>
          </table:table-cell>
          <table:table-cell table:style-name="Default" table:formula="of:=[.B1]*[.D1]" office:value-type="float" office:value="12299" calcext:value-type="float">
            <text:p>12299</text:p>
          </table:table-cell>
        </table:table-row>
        <table:table-row table:style-name="ro1">
          <table:table-cell table:style-name="ce1" office:value-type="string" calcext:value-type="string">
            <text:p>Remoção de atributos</text:p>
          </table:table-cell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stratégia</text:p>
          </table:table-cell>
          <table:table-cell table:style-name="ce2" office:value-type="string" calcext:value-type="string" table:number-columns-spanned="5" table:number-rows-spanned="1">
            <text:p>Base de Teste <text:span text:style-name="T1">(30%) e </text:span><text:span text:style-name="T2">Base de Treinamento</text:span><text:span text:style-name="T1"> (70%)</text:span>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Algoritmo/Métricas</text:p>
          </table:table-cell>
          <table:table-cell table:style-name="ce1" office:value-type="string" calcext:value-type="string">
            <text:p>Correlation Coefficient</text:p>
          </table:table-cell>
          <table:table-cell table:style-name="ce1" office:value-type="string" calcext:value-type="string">
            <text:p>Mean absolute error</text:p>
          </table:table-cell>
          <table:table-cell table:style-name="ce1" office:value-type="string" calcext:value-type="string">
            <text:p>Root mean squared error</text:p>
          </table:table-cell>
          <table:table-cell table:style-name="ce1" office:value-type="string" calcext:value-type="string">
            <text:p>Relative absolute error</text:p>
          </table:table-cell>
          <table:table-cell table:style-name="ce1" office:value-type="string" calcext:value-type="string">
            <text:p>Root relative squared error</text:p>
          </table:table-cell>
        </table:table-row>
        <table:table-row table:style-name="ro1">
          <table:table-cell office:value-type="string" calcext:value-type="string">
            <text:p>RandomSubSpace</text:p>
          </table:table-cell>
          <table:table-cell office:value-type="float" office:value="0.381957211621862" calcext:value-type="float">
            <text:p>0,38</text:p>
          </table:table-cell>
          <table:table-cell office:value-type="float" office:value="874.779483212369" calcext:value-type="float">
            <text:p>874,78</text:p>
          </table:table-cell>
          <table:table-cell office:value-type="float" office:value="1576.27095014216" calcext:value-type="float">
            <text:p>1.576,27</text:p>
          </table:table-cell>
          <table:table-cell office:value-type="float" office:value="85.8930001732583" calcext:value-type="float">
            <text:p>85,89</text:p>
          </table:table-cell>
          <table:table-cell office:value-type="float" office:value="92.9892349975487" calcext:value-type="float">
            <text:p>92,99</text:p>
          </table:table-cell>
        </table:table-row>
        <table:table-row table:style-name="ro1">
          <table:table-cell office:value-type="string" calcext:value-type="string">
            <text:p>REPTree</text:p>
          </table:table-cell>
          <table:table-cell office:value-type="float" office:value="0.213624262827457" calcext:value-type="float">
            <text:p>0,21</text:p>
          </table:table-cell>
          <table:table-cell office:value-type="float" office:value="968.250866360321" calcext:value-type="float">
            <text:p>968,25</text:p>
          </table:table-cell>
          <table:table-cell office:value-type="float" office:value="1885.3325371969" calcext:value-type="float">
            <text:p>1.885,33</text:p>
          </table:table-cell>
          <table:table-cell office:value-type="float" office:value="95.0707846126455" calcext:value-type="float">
            <text:p>95,07</text:p>
          </table:table-cell>
          <table:table-cell office:value-type="float" office:value="111.221760658671" calcext:value-type="float">
            <text:p>111,22</text:p>
          </table:table-cell>
        </table:table-row>
        <table:table-row table:style-name="ro1">
          <table:table-cell office:value-type="string" calcext:value-type="string">
            <text:p>RandomCommittee</text:p>
          </table:table-cell>
          <table:table-cell office:value-type="float" office:value="0.305649530207666" calcext:value-type="float">
            <text:p>0,31</text:p>
          </table:table-cell>
          <table:table-cell office:value-type="float" office:value="838.647471808761" calcext:value-type="float">
            <text:p>838,65</text:p>
          </table:table-cell>
          <table:table-cell office:value-type="float" office:value="1658.93767286438" calcext:value-type="float">
            <text:p>1.658,94</text:p>
          </table:table-cell>
          <table:table-cell office:value-type="float" office:value="82.3452639479485" calcext:value-type="float">
            <text:p>82,35</text:p>
          </table:table-cell>
          <table:table-cell office:value-type="float" office:value="97.8660078042802" calcext:value-type="float">
            <text:p>97,87</text:p>
          </table:table-cell>
        </table:table-row>
        <table:table-row table:style-name="ro1">
          <table:table-cell office:value-type="string" calcext:value-type="string">
            <text:p>KStar</text:p>
          </table:table-cell>
          <table:table-cell office:value-type="float" office:value="0.304095762385925" calcext:value-type="float">
            <text:p>0,30</text:p>
          </table:table-cell>
          <table:table-cell office:value-type="float" office:value="823.205085580191" calcext:value-type="float">
            <text:p>823,21</text:p>
          </table:table-cell>
          <table:table-cell office:value-type="float" office:value="1680.32587436064" calcext:value-type="float">
            <text:p>1.680,33</text:p>
          </table:table-cell>
          <table:table-cell office:value-type="float" office:value="80.8290042408332" calcext:value-type="float">
            <text:p>80,83</text:p>
          </table:table-cell>
          <table:table-cell office:value-type="float" office:value="99.1277658129087" calcext:value-type="float">
            <text:p>99,13</text:p>
          </table:table-cell>
        </table:table-row>
        <table:table-row table:style-name="ro1">
          <table:table-cell office:value-type="string" calcext:value-type="string">
            <text:p>M5Rules</text:p>
          </table:table-cell>
          <table:table-cell office:value-type="float" office:value="0.0802792075412183" calcext:value-type="float">
            <text:p>0,08</text:p>
          </table:table-cell>
          <table:table-cell office:value-type="float" office:value="103659.762386524" calcext:value-type="float">
            <text:p>103.659,76</text:p>
          </table:table-cell>
          <table:table-cell office:value-type="float" office:value="712201.443167974" calcext:value-type="float">
            <text:p>712.201,44</text:p>
          </table:table-cell>
          <table:table-cell office:value-type="float" office:value="10178.1627935872" calcext:value-type="float">
            <text:p>10.178,16</text:p>
          </table:table-cell>
          <table:table-cell office:value-type="float" office:value="42015.0275296054" calcext:value-type="float">
            <text:p>42.015,03</text:p>
          </table:table-cell>
        </table:table-row>
        <table:table-row table:style-name="ro1">
          <table:table-cell office:value-type="string" calcext:value-type="string">
            <text:p>RegressionByDiscretization</text:p>
          </table:table-cell>
          <table:table-cell office:value-type="float" office:value="0.162637379288937" calcext:value-type="float">
            <text:p>0,16</text:p>
          </table:table-cell>
          <table:table-cell office:value-type="float" office:value="862.491984232378" calcext:value-type="float">
            <text:p>862,49</text:p>
          </table:table-cell>
          <table:table-cell office:value-type="float" office:value="1845.49579989852" calcext:value-type="float">
            <text:p>1.845,50</text:p>
          </table:table-cell>
          <table:table-cell office:value-type="float" office:value="84.6865130844875" calcext:value-type="float">
            <text:p>84,69</text:p>
          </table:table-cell>
          <table:table-cell office:value-type="float" office:value="108.871664867183" calcext:value-type="float">
            <text:p>108,87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.203116458586015" calcext:value-type="float">
            <text:p>0,20</text:p>
          </table:table-cell>
          <table:table-cell office:value-type="float" office:value="942.962525608026" calcext:value-type="float">
            <text:p>942,96</text:p>
          </table:table-cell>
          <table:table-cell office:value-type="float" office:value="1671.09788044193" calcext:value-type="float">
            <text:p>1.671,10</text:p>
          </table:table-cell>
          <table:table-cell office:value-type="float" office:value="92.5877686088386" calcext:value-type="float">
            <text:p>92,59</text:p>
          </table:table-cell>
          <table:table-cell office:value-type="float" office:value="98.5833771118515" calcext:value-type="float">
            <text:p>98,58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0.198694705608917" calcext:value-type="float">
            <text:p>0,20</text:p>
          </table:table-cell>
          <table:table-cell office:value-type="float" office:value="1007.27229056742" calcext:value-type="float">
            <text:p>1.007,27</text:p>
          </table:table-cell>
          <table:table-cell office:value-type="float" office:value="1862.82297831696" calcext:value-type="float">
            <text:p>1.862,82</text:p>
          </table:table-cell>
          <table:table-cell office:value-type="float" office:value="98.9022270052738" calcext:value-type="float">
            <text:p>98,90</text:p>
          </table:table-cell>
          <table:table-cell office:value-type="float" office:value="109.893850212698" calcext:value-type="float">
            <text:p>109,89</text:p>
          </table:table-cell>
        </table:table-row>
        <table:table-row table:style-name="ro1">
          <table:table-cell office:value-type="string" calcext:value-type="string">
            <text:p>AdditiveRegression</text:p>
          </table:table-cell>
          <table:table-cell office:value-type="float" office:value="0.27379934098695" calcext:value-type="float">
            <text:p>0,27</text:p>
          </table:table-cell>
          <table:table-cell office:value-type="float" office:value="944.494059288979" calcext:value-type="float">
            <text:p>944,49</text:p>
          </table:table-cell>
          <table:table-cell office:value-type="float" office:value="1786.81346717923" calcext:value-type="float">
            <text:p>1.786,81</text:p>
          </table:table-cell>
          <table:table-cell office:value-type="float" office:value="92.7381471045029" calcext:value-type="float">
            <text:p>92,74</text:p>
          </table:table-cell>
          <table:table-cell office:value-type="float" office:value="105.409807483497" calcext:value-type="float">
            <text:p>105,41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0.0882241473584329" calcext:value-type="float">
            <text:p>0,09</text:p>
          </table:table-cell>
          <table:table-cell office:value-type="float" office:value="930.903575680273" calcext:value-type="float">
            <text:p>930,90</text:p>
          </table:table-cell>
          <table:table-cell office:value-type="float" office:value="1909.55907383979" calcext:value-type="float">
            <text:p>1.909,56</text:p>
          </table:table-cell>
          <table:table-cell office:value-type="float" office:value="91.4037223341932" calcext:value-type="float">
            <text:p>91,40</text:p>
          </table:table-cell>
          <table:table-cell office:value-type="float" office:value="112.650961081897" calcext:value-type="float">
            <text:p>112,65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float" office:value="0.108019921747196" calcext:value-type="float">
            <text:p>0,11</text:p>
          </table:table-cell>
          <table:table-cell office:value-type="float" office:value="1402.74028998914" calcext:value-type="float">
            <text:p>1.402,74</text:p>
          </table:table-cell>
          <table:table-cell office:value-type="float" office:value="3253.50650021845" calcext:value-type="float">
            <text:p>3.253,51</text:p>
          </table:table-cell>
          <table:table-cell office:value-type="float" office:value="137.732507772846" calcext:value-type="float">
            <text:p>137,73</text:p>
          </table:table-cell>
          <table:table-cell office:value-type="float" office:value="191.934692755443" calcext:value-type="float">
            <text:p>191,93</text:p>
          </table:table-cell>
        </table:table-row>
        <table:table-row table:style-name="ro1">
          <table:table-cell office:value-type="string" calcext:value-type="string">
            <text:p>SMOreg</text:p>
          </table:table-cell>
          <table:table-cell office:value-type="float" office:value="-0.0717676791238562" calcext:value-type="float">
            <text:p>-0,07</text:p>
          </table:table-cell>
          <table:table-cell office:value-type="float" office:value="3710.63156334823" calcext:value-type="float">
            <text:p>3.710,63</text:p>
          </table:table-cell>
          <table:table-cell office:value-type="float" office:value="19397.4041050201" calcext:value-type="float">
            <text:p>19.397,40</text:p>
          </table:table-cell>
          <table:table-cell office:value-type="float" office:value="364.340137863284" calcext:value-type="float">
            <text:p>364,34</text:p>
          </table:table-cell>
          <table:table-cell office:value-type="float" office:value="1144.31454091155" calcext:value-type="float">
            <text:p>1.144,3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362202496171914" calcext:value-type="float">
            <text:p>0,36</text:p>
          </table:table-cell>
          <table:table-cell office:value-type="float" office:value="806.381810187393" calcext:value-type="float">
            <text:p>806,38</text:p>
          </table:table-cell>
          <table:table-cell office:value-type="float" office:value="1596.55017217531" calcext:value-type="float">
            <text:p>1.596,55</text:p>
          </table:table-cell>
          <table:table-cell office:value-type="float" office:value="79.177157548085" calcext:value-type="float">
            <text:p>79,18</text:p>
          </table:table-cell>
          <table:table-cell office:value-type="float" office:value="94.1855707817224" calcext:value-type="float">
            <text:p>94,19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0.0809372526677826" calcext:value-type="float">
            <text:p>0,08</text:p>
          </table:table-cell>
          <table:table-cell office:value-type="float" office:value="32327.2517060939" calcext:value-type="float">
            <text:p>32.327,25</text:p>
          </table:table-cell>
          <table:table-cell office:value-type="float" office:value="216942.023271713" calcext:value-type="float">
            <text:p>216.942,02</text:p>
          </table:table-cell>
          <table:table-cell office:value-type="float" office:value="3174.15381782382" calcext:value-type="float">
            <text:p>3.174,15</text:p>
          </table:table-cell>
          <table:table-cell office:value-type="float" office:value="12798.0997055345" calcext:value-type="float">
            <text:p>12.798,10</text:p>
          </table:table-cell>
        </table:table-row>
        <table:table-row table:style-name="ro1">
          <table:table-cell office:value-type="string" calcext:value-type="string">
            <text:p>MultilayerPerceptron</text:p>
          </table:table-cell>
          <table:table-cell office:value-type="float" office:value="0.0400445752347265" calcext:value-type="float">
            <text:p>0,04</text:p>
          </table:table-cell>
          <table:table-cell office:value-type="float" office:value="1484.33763875398" calcext:value-type="float">
            <text:p>1.484,34</text:p>
          </table:table-cell>
          <table:table-cell office:value-type="float" office:value="3257.25931659571" calcext:value-type="float">
            <text:p>3.257,26</text:p>
          </table:table-cell>
          <table:table-cell office:value-type="float" office:value="145.744402457274" calcext:value-type="float">
            <text:p>145,74</text:p>
          </table:table-cell>
          <table:table-cell office:value-type="float" office:value="192.156083325368" calcext:value-type="float">
            <text:p>192,16</text:p>
          </table:table-cell>
        </table:table-row>
        <table:table-row table:style-name="ro1">
          <table:table-cell office:value-type="string" calcext:value-type="string">
            <text:p>RandomTree</text:p>
          </table:table-cell>
          <table:table-cell office:value-type="float" office:value="0.269411864028758" calcext:value-type="float">
            <text:p>0,27</text:p>
          </table:table-cell>
          <table:table-cell office:value-type="float" office:value="822.266093106421" calcext:value-type="float">
            <text:p>822,27</text:p>
          </table:table-cell>
          <table:table-cell office:value-type="float" office:value="1717.53887660078" calcext:value-type="float">
            <text:p>1.717,54</text:p>
          </table:table-cell>
          <table:table-cell office:value-type="float" office:value="80.7368062843653" calcext:value-type="float">
            <text:p>80,74</text:p>
          </table:table-cell>
          <table:table-cell office:value-type="float" office:value="101.323079131321" calcext:value-type="float">
            <text:p>101,32</text:p>
          </table:table-cell>
        </table:table-row>
        <table:table-row table:style-name="ro1">
          <table:table-cell office:value-type="string" calcext:value-type="string">
            <text:p>RandomizableFilteredClassifier</text:p>
          </table:table-cell>
          <table:table-cell office:value-type="float" office:value="0.184069776124027" calcext:value-type="float">
            <text:p>0,18</text:p>
          </table:table-cell>
          <table:table-cell office:value-type="float" office:value="993.786413690472" calcext:value-type="float">
            <text:p>993,79</text:p>
          </table:table-cell>
          <table:table-cell office:value-type="float" office:value="1927.88727271521" calcext:value-type="float">
            <text:p>1.927,89</text:p>
          </table:table-cell>
          <table:table-cell office:value-type="float" office:value="97.5780733789511" calcext:value-type="float">
            <text:p>97,58</text:p>
          </table:table-cell>
          <table:table-cell office:value-type="float" office:value="113.732199806848" calcext:value-type="float">
            <text:p>113,73</text:p>
          </table:table-cell>
        </table:table-row>
      </table:table>
      <table:table table:name="Pure binary problems with matrix minaij &gt;= 0 and maxaij &lt;=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antidade de instâncias</text:p>
          </table:table-cell>
          <table:table-cell table:style-name="Default" office:value-type="float" office:value="39" calcext:value-type="float">
            <text:p>39</text:p>
          </table:table-cell>
          <table:table-cell table:style-name="ce1" office:value-type="string" calcext:value-type="string">
            <text:p>Quantidade de experimentos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string" calcext:value-type="string">
            <text:p>Tamanho da base</text:p>
          </table:table-cell>
          <table:table-cell table:style-name="Default" table:formula="of:=[.B1]*[.D1]" office:value-type="float" office:value="1911" calcext:value-type="float">
            <text:p>1911</text:p>
          </table:table-cell>
        </table:table-row>
        <table:table-row table:style-name="ro1">
          <table:table-cell table:style-name="ce1" office:value-type="string" calcext:value-type="string">
            <text:p>Remoção de atributos</text:p>
          </table:table-cell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stratégia</text:p>
          </table:table-cell>
          <table:table-cell table:style-name="ce2" office:value-type="string" calcext:value-type="string" table:number-columns-spanned="5" table:number-rows-spanned="1">
            <text:p>Base de Teste <text:span text:style-name="T1">(30%) e </text:span><text:span text:style-name="T2">Base de Treinamento</text:span><text:span text:style-name="T1"> (70%)</text:span>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Algoritmo/Métricas</text:p>
          </table:table-cell>
          <table:table-cell table:style-name="ce1" office:value-type="string" calcext:value-type="string">
            <text:p>Correlation Coefficient</text:p>
          </table:table-cell>
          <table:table-cell table:style-name="ce1" office:value-type="string" calcext:value-type="string">
            <text:p>Mean absolute error</text:p>
          </table:table-cell>
          <table:table-cell table:style-name="ce1" office:value-type="string" calcext:value-type="string">
            <text:p>Root mean squared error</text:p>
          </table:table-cell>
          <table:table-cell table:style-name="ce1" office:value-type="string" calcext:value-type="string">
            <text:p>Relative absolute error</text:p>
          </table:table-cell>
          <table:table-cell table:style-name="ce1" office:value-type="string" calcext:value-type="string">
            <text:p>Root relative squared error</text:p>
          </table:table-cell>
        </table:table-row>
        <table:table-row table:style-name="ro1">
          <table:table-cell office:value-type="string" calcext:value-type="string">
            <text:p>RandomSubSpace</text:p>
          </table:table-cell>
          <table:table-cell office:value-type="float" office:value="0.294427311995897" calcext:value-type="float">
            <text:p>0,29</text:p>
          </table:table-cell>
          <table:table-cell office:value-type="float" office:value="905.076767545152" calcext:value-type="float">
            <text:p>905,08</text:p>
          </table:table-cell>
          <table:table-cell office:value-type="float" office:value="1713.87400843908" calcext:value-type="float">
            <text:p>1.713,87</text:p>
          </table:table-cell>
          <table:table-cell office:value-type="float" office:value="83.2876889162494" calcext:value-type="float">
            <text:p>83,29</text:p>
          </table:table-cell>
          <table:table-cell office:value-type="float" office:value="97.018927676742" calcext:value-type="float">
            <text:p>97,02</text:p>
          </table:table-cell>
        </table:table-row>
        <table:table-row table:style-name="ro1">
          <table:table-cell office:value-type="string" calcext:value-type="string">
            <text:p>REPTree</text:p>
          </table:table-cell>
          <table:table-cell office:value-type="float" office:value="0.0901392578240011" calcext:value-type="float">
            <text:p>0,09</text:p>
          </table:table-cell>
          <table:table-cell office:value-type="float" office:value="1035.88923486488" calcext:value-type="float">
            <text:p>1.035,89</text:p>
          </table:table-cell>
          <table:table-cell office:value-type="float" office:value="2048.8174998988" calcext:value-type="float">
            <text:p>2.048,82</text:p>
          </table:table-cell>
          <table:table-cell office:value-type="float" office:value="95.3254170683526" calcext:value-type="float">
            <text:p>95,33</text:p>
          </table:table-cell>
          <table:table-cell office:value-type="float" office:value="115.979398641187" calcext:value-type="float">
            <text:p>115,98</text:p>
          </table:table-cell>
        </table:table-row>
        <table:table-row table:style-name="ro1">
          <table:table-cell office:value-type="string" calcext:value-type="string">
            <text:p>RandomCommittee</text:p>
          </table:table-cell>
          <table:table-cell office:value-type="float" office:value="0.345522454455266" calcext:value-type="float">
            <text:p>0,35</text:p>
          </table:table-cell>
          <table:table-cell office:value-type="float" office:value="845.910617800463" calcext:value-type="float">
            <text:p>845,91</text:p>
          </table:table-cell>
          <table:table-cell office:value-type="float" office:value="1693.36766894239" calcext:value-type="float">
            <text:p>1.693,37</text:p>
          </table:table-cell>
          <table:table-cell office:value-type="float" office:value="77.8430547691663" calcext:value-type="float">
            <text:p>77,84</text:p>
          </table:table-cell>
          <table:table-cell office:value-type="float" office:value="95.858105434997" calcext:value-type="float">
            <text:p>95,86</text:p>
          </table:table-cell>
        </table:table-row>
        <table:table-row table:style-name="ro1">
          <table:table-cell office:value-type="string" calcext:value-type="string">
            <text:p>KStar</text:p>
          </table:table-cell>
          <table:table-cell office:value-type="float" office:value="0.404154065800494" calcext:value-type="float">
            <text:p>0,40</text:p>
          </table:table-cell>
          <table:table-cell office:value-type="float" office:value="804.278293327848" calcext:value-type="float">
            <text:p>804,28</text:p>
          </table:table-cell>
          <table:table-cell office:value-type="float" office:value="1698.24862669907" calcext:value-type="float">
            <text:p>1.698,25</text:p>
          </table:table-cell>
          <table:table-cell office:value-type="float" office:value="74.0119321352925" calcext:value-type="float">
            <text:p>74,01</text:p>
          </table:table-cell>
          <table:table-cell office:value-type="float" office:value="96.1344065430465" calcext:value-type="float">
            <text:p>96,13</text:p>
          </table:table-cell>
        </table:table-row>
        <table:table-row table:style-name="ro1">
          <table:table-cell office:value-type="string" calcext:value-type="string">
            <text:p>M5Rules</text:p>
          </table:table-cell>
          <table:table-cell office:value-type="float" office:value="0.0649464098449104" calcext:value-type="float">
            <text:p>0,06</text:p>
          </table:table-cell>
          <table:table-cell office:value-type="float" office:value="1223.21608685178" calcext:value-type="float">
            <text:p>1.223,22</text:p>
          </table:table-cell>
          <table:table-cell office:value-type="float" office:value="2215.59060620584" calcext:value-type="float">
            <text:p>2.215,59</text:p>
          </table:table-cell>
          <table:table-cell office:value-type="float" office:value="112.563756547845" calcext:value-type="float">
            <text:p>112,56</text:p>
          </table:table-cell>
          <table:table-cell office:value-type="float" office:value="125.420085564238" calcext:value-type="float">
            <text:p>125,42</text:p>
          </table:table-cell>
        </table:table-row>
        <table:table-row table:style-name="ro1">
          <table:table-cell office:value-type="string" calcext:value-type="string">
            <text:p>RegressionByDiscretization</text:p>
          </table:table-cell>
          <table:table-cell office:value-type="float" office:value="0.284845961358725" calcext:value-type="float">
            <text:p>0,28</text:p>
          </table:table-cell>
          <table:table-cell office:value-type="float" office:value="897.464144383568" calcext:value-type="float">
            <text:p>897,46</text:p>
          </table:table-cell>
          <table:table-cell office:value-type="float" office:value="1828.09867599309" calcext:value-type="float">
            <text:p>1.828,10</text:p>
          </table:table-cell>
          <table:table-cell office:value-type="float" office:value="82.5871540970446" calcext:value-type="float">
            <text:p>82,59</text:p>
          </table:table-cell>
          <table:table-cell office:value-type="float" office:value="103.48495417913" calcext:value-type="float">
            <text:p>103,48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.26226239934882" calcext:value-type="float">
            <text:p>0,26</text:p>
          </table:table-cell>
          <table:table-cell office:value-type="float" office:value="967.896407846414" calcext:value-type="float">
            <text:p>967,90</text:p>
          </table:table-cell>
          <table:table-cell office:value-type="float" office:value="1717.41154322492" calcext:value-type="float">
            <text:p>1.717,41</text:p>
          </table:table-cell>
          <table:table-cell office:value-type="float" office:value="89.0685274559825" calcext:value-type="float">
            <text:p>89,07</text:p>
          </table:table-cell>
          <table:table-cell office:value-type="float" office:value="97.2191803381693" calcext:value-type="float">
            <text:p>97,22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0.207973486318444" calcext:value-type="float">
            <text:p>0,21</text:p>
          </table:table-cell>
          <table:table-cell office:value-type="float" office:value="924.753117854624" calcext:value-type="float">
            <text:p>924,75</text:p>
          </table:table-cell>
          <table:table-cell office:value-type="float" office:value="1814.20853448027" calcext:value-type="float">
            <text:p>1.814,21</text:p>
          </table:table-cell>
          <table:table-cell office:value-type="float" office:value="85.0983615601041" calcext:value-type="float">
            <text:p>85,10</text:p>
          </table:table-cell>
          <table:table-cell office:value-type="float" office:value="102.698661471372" calcext:value-type="float">
            <text:p>102,70</text:p>
          </table:table-cell>
        </table:table-row>
        <table:table-row table:style-name="ro1">
          <table:table-cell office:value-type="string" calcext:value-type="string">
            <text:p>AdditiveRegression</text:p>
          </table:table-cell>
          <table:table-cell office:value-type="float" office:value="0.356562974434047" calcext:value-type="float">
            <text:p>0,36</text:p>
          </table:table-cell>
          <table:table-cell office:value-type="float" office:value="899.656694039808" calcext:value-type="float">
            <text:p>899,66</text:p>
          </table:table-cell>
          <table:table-cell office:value-type="float" office:value="1685.41477844933" calcext:value-type="float">
            <text:p>1.685,41</text:p>
          </table:table-cell>
          <table:table-cell office:value-type="float" office:value="82.7889186326626" calcext:value-type="float">
            <text:p>82,79</text:p>
          </table:table-cell>
          <table:table-cell office:value-type="float" office:value="95.4079084521572" calcext:value-type="float">
            <text:p>95,41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0.0991796340471639" calcext:value-type="float">
            <text:p>0,10</text:p>
          </table:table-cell>
          <table:table-cell office:value-type="float" office:value="963.656070242049" calcext:value-type="float">
            <text:p>963,66</text:p>
          </table:table-cell>
          <table:table-cell office:value-type="float" office:value="1994.83189511002" calcext:value-type="float">
            <text:p>1.994,83</text:p>
          </table:table-cell>
          <table:table-cell office:value-type="float" office:value="88.678319760949" calcext:value-type="float">
            <text:p>88,68</text:p>
          </table:table-cell>
          <table:table-cell office:value-type="float" office:value="112.923383169339" calcext:value-type="float">
            <text:p>112,92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float" office:value="-0.0157480349654116" calcext:value-type="float">
            <text:p>-0,02</text:p>
          </table:table-cell>
          <table:table-cell office:value-type="float" office:value="1421.27908750173" calcext:value-type="float">
            <text:p>1.421,28</text:p>
          </table:table-cell>
          <table:table-cell office:value-type="float" office:value="3399.4071041626" calcext:value-type="float">
            <text:p>3.399,41</text:p>
          </table:table-cell>
          <table:table-cell office:value-type="float" office:value="130.790066376452" calcext:value-type="float">
            <text:p>130,79</text:p>
          </table:table-cell>
          <table:table-cell office:value-type="float" office:value="192.433533829553" calcext:value-type="float">
            <text:p>192,43</text:p>
          </table:table-cell>
        </table:table-row>
        <table:table-row table:style-name="ro1">
          <table:table-cell office:value-type="string" calcext:value-type="string">
            <text:p>SMOreg</text:p>
          </table:table-cell>
          <table:table-cell office:value-type="float" office:value="0.156215356317769" calcext:value-type="float">
            <text:p>0,16</text:p>
          </table:table-cell>
          <table:table-cell office:value-type="float" office:value="953.426708409702" calcext:value-type="float">
            <text:p>953,43</text:p>
          </table:table-cell>
          <table:table-cell office:value-type="float" office:value="1980.86942424099" calcext:value-type="float">
            <text:p>1.980,87</text:p>
          </table:table-cell>
          <table:table-cell office:value-type="float" office:value="87.7369853497088" calcext:value-type="float">
            <text:p>87,74</text:p>
          </table:table-cell>
          <table:table-cell office:value-type="float" office:value="112.132996043587" calcext:value-type="float">
            <text:p>112,13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346192180404976" calcext:value-type="float">
            <text:p>0,35</text:p>
          </table:table-cell>
          <table:table-cell office:value-type="float" office:value="817.424347552252" calcext:value-type="float">
            <text:p>817,42</text:p>
          </table:table-cell>
          <table:table-cell office:value-type="float" office:value="1684.63832505285" calcext:value-type="float">
            <text:p>1.684,64</text:p>
          </table:table-cell>
          <table:table-cell office:value-type="float" office:value="75.2216687167409" calcext:value-type="float">
            <text:p>75,22</text:p>
          </table:table-cell>
          <table:table-cell office:value-type="float" office:value="95.3639550019346" calcext:value-type="float">
            <text:p>95,36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0.160680307870608" calcext:value-type="float">
            <text:p>0,16</text:p>
          </table:table-cell>
          <table:table-cell office:value-type="float" office:value="1082.03585560652" calcext:value-type="float">
            <text:p>1.082,04</text:p>
          </table:table-cell>
          <table:table-cell office:value-type="float" office:value="2013.26739736673" calcext:value-type="float">
            <text:p>2.013,27</text:p>
          </table:table-cell>
          <table:table-cell office:value-type="float" office:value="99.5719578378057" calcext:value-type="float">
            <text:p>99,57</text:p>
          </table:table-cell>
          <table:table-cell office:value-type="float" office:value="113.966979519666" calcext:value-type="float">
            <text:p>113,97</text:p>
          </table:table-cell>
        </table:table-row>
        <table:table-row table:style-name="ro1">
          <table:table-cell office:value-type="string" calcext:value-type="string">
            <text:p>MultilayerPerceptron</text:p>
          </table:table-cell>
          <table:table-cell office:value-type="float" office:value="0.112922255871353" calcext:value-type="float">
            <text:p>0,11</text:p>
          </table:table-cell>
          <table:table-cell office:value-type="float" office:value="1502.05721651163" calcext:value-type="float">
            <text:p>1.502,06</text:p>
          </table:table-cell>
          <table:table-cell office:value-type="float" office:value="3397.62607877913" calcext:value-type="float">
            <text:p>3.397,63</text:p>
          </table:table-cell>
          <table:table-cell office:value-type="float" office:value="138.223495143451" calcext:value-type="float">
            <text:p>138,22</text:p>
          </table:table-cell>
          <table:table-cell office:value-type="float" office:value="192.332713598884" calcext:value-type="float">
            <text:p>192,33</text:p>
          </table:table-cell>
        </table:table-row>
        <table:table-row table:style-name="ro1">
          <table:table-cell office:value-type="string" calcext:value-type="string">
            <text:p>RandomTree</text:p>
          </table:table-cell>
          <table:table-cell office:value-type="float" office:value="0.207394362123181" calcext:value-type="float">
            <text:p>0,21</text:p>
          </table:table-cell>
          <table:table-cell office:value-type="float" office:value="930.616933372489" calcext:value-type="float">
            <text:p>930,62</text:p>
          </table:table-cell>
          <table:table-cell office:value-type="float" office:value="1890.82034128624" calcext:value-type="float">
            <text:p>1.890,82</text:p>
          </table:table-cell>
          <table:table-cell office:value-type="float" office:value="85.6379662215284" calcext:value-type="float">
            <text:p>85,64</text:p>
          </table:table-cell>
          <table:table-cell office:value-type="float" office:value="107.035500297969" calcext:value-type="float">
            <text:p>107,04</text:p>
          </table:table-cell>
        </table:table-row>
        <table:table-row table:style-name="ro1">
          <table:table-cell office:value-type="string" calcext:value-type="string">
            <text:p>RandomizableFilteredClassifier</text:p>
          </table:table-cell>
          <table:table-cell office:value-type="float" office:value="0.208444798369674" calcext:value-type="float">
            <text:p>0,21</text:p>
          </table:table-cell>
          <table:table-cell office:value-type="float" office:value="970.356172282867" calcext:value-type="float">
            <text:p>970,36</text:p>
          </table:table-cell>
          <table:table-cell office:value-type="float" office:value="1909.50050508478" calcext:value-type="float">
            <text:p>1.909,50</text:p>
          </table:table-cell>
          <table:table-cell office:value-type="float" office:value="89.2948818410876" calcext:value-type="float">
            <text:p>89,29</text:p>
          </table:table-cell>
          <table:table-cell office:value-type="float" office:value="108.092946441405" calcext:value-type="float">
            <text:p>108,09</text:p>
          </table:table-cell>
        </table:table-row>
      </table:table>
      <table:table table:name="Pure binary problems with matrix minaij &gt;= -1000 and maxaij &lt;= 100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antidade de instâncias</text:p>
          </table:table-cell>
          <table:table-cell table:style-name="Default" office:value-type="float" office:value="142" calcext:value-type="float">
            <text:p>142</text:p>
          </table:table-cell>
          <table:table-cell table:style-name="ce1" office:value-type="string" calcext:value-type="string">
            <text:p>Quantidade de experimentos</text:p>
          </table:table-cell>
          <table:table-cell table:style-name="Default" office:value-type="float" office:value="49" calcext:value-type="float">
            <text:p>49</text:p>
          </table:table-cell>
          <table:table-cell table:style-name="ce1" office:value-type="string" calcext:value-type="string">
            <text:p>Tamanho da base</text:p>
          </table:table-cell>
          <table:table-cell table:style-name="Default" table:formula="of:=[.B1]*[.D1]" office:value-type="float" office:value="6958" calcext:value-type="float">
            <text:p>6958</text:p>
          </table:table-cell>
        </table:table-row>
        <table:table-row table:style-name="ro1">
          <table:table-cell table:style-name="ce1" office:value-type="string" calcext:value-type="string">
            <text:p>Remoção de atributos</text:p>
          </table:table-cell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Estratégia</text:p>
          </table:table-cell>
          <table:table-cell table:style-name="ce2" office:value-type="string" calcext:value-type="string" table:number-columns-spanned="5" table:number-rows-spanned="1">
            <text:p>Base de Teste <text:span text:style-name="T1">(30%) e </text:span><text:span text:style-name="T2">Base de Treinamento</text:span><text:span text:style-name="T1"> (70%)</text:span>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Algoritmo/Métricas</text:p>
          </table:table-cell>
          <table:table-cell table:style-name="ce1" office:value-type="string" calcext:value-type="string">
            <text:p>Correlation Coefficient</text:p>
          </table:table-cell>
          <table:table-cell table:style-name="ce1" office:value-type="string" calcext:value-type="string">
            <text:p>Mean absolute error</text:p>
          </table:table-cell>
          <table:table-cell table:style-name="ce1" office:value-type="string" calcext:value-type="string">
            <text:p>Root mean squared error</text:p>
          </table:table-cell>
          <table:table-cell table:style-name="ce1" office:value-type="string" calcext:value-type="string">
            <text:p>Relative absolute error</text:p>
          </table:table-cell>
          <table:table-cell table:style-name="ce1" office:value-type="string" calcext:value-type="string">
            <text:p>Root relative squared error</text:p>
          </table:table-cell>
        </table:table-row>
        <table:table-row table:style-name="ro1">
          <table:table-cell office:value-type="string" calcext:value-type="string">
            <text:p>RandomSubSpace</text:p>
          </table:table-cell>
          <table:table-cell office:value-type="float" office:value="0.359489773593926" calcext:value-type="float">
            <text:p>0,36</text:p>
          </table:table-cell>
          <table:table-cell office:value-type="float" office:value="849.650630884122" calcext:value-type="float">
            <text:p>849,65</text:p>
          </table:table-cell>
          <table:table-cell office:value-type="float" office:value="1504.46167962449" calcext:value-type="float">
            <text:p>1.504,46</text:p>
          </table:table-cell>
          <table:table-cell office:value-type="float" office:value="91.0037854664447" calcext:value-type="float">
            <text:p>91,00</text:p>
          </table:table-cell>
          <table:table-cell office:value-type="float" office:value="94.2161141428383" calcext:value-type="float">
            <text:p>94,22</text:p>
          </table:table-cell>
        </table:table-row>
        <table:table-row table:style-name="ro1">
          <table:table-cell office:value-type="string" calcext:value-type="string">
            <text:p>REPTree</text:p>
          </table:table-cell>
          <table:table-cell office:value-type="float" office:value="0.276120364793833" calcext:value-type="float">
            <text:p>0,28</text:p>
          </table:table-cell>
          <table:table-cell office:value-type="float" office:value="989.945489197631" calcext:value-type="float">
            <text:p>989,95</text:p>
          </table:table-cell>
          <table:table-cell office:value-type="float" office:value="1939.25192550842" calcext:value-type="float">
            <text:p>1.939,25</text:p>
          </table:table-cell>
          <table:table-cell office:value-type="float" office:value="106.030389018451" calcext:value-type="float">
            <text:p>106,03</text:p>
          </table:table-cell>
          <table:table-cell office:value-type="float" office:value="121.44462251177" calcext:value-type="float">
            <text:p>121,44</text:p>
          </table:table-cell>
        </table:table-row>
        <table:table-row table:style-name="ro1">
          <table:table-cell office:value-type="string" calcext:value-type="string">
            <text:p>RandomCommittee</text:p>
          </table:table-cell>
          <table:table-cell office:value-type="float" office:value="0.439451803112217" calcext:value-type="float">
            <text:p>0,44</text:p>
          </table:table-cell>
          <table:table-cell office:value-type="float" office:value="736.504657707776" calcext:value-type="float">
            <text:p>736,50</text:p>
          </table:table-cell>
          <table:table-cell office:value-type="float" office:value="1447.77408221446" calcext:value-type="float">
            <text:p>1.447,77</text:p>
          </table:table-cell>
          <table:table-cell office:value-type="float" office:value="78.8850257138417" calcext:value-type="float">
            <text:p>78,89</text:p>
          </table:table-cell>
          <table:table-cell office:value-type="float" office:value="90.6660834438845" calcext:value-type="float">
            <text:p>90,67</text:p>
          </table:table-cell>
        </table:table-row>
        <table:table-row table:style-name="ro1">
          <table:table-cell office:value-type="string" calcext:value-type="string">
            <text:p>KStar</text:p>
          </table:table-cell>
          <table:table-cell office:value-type="float" office:value="0.423313902083383" calcext:value-type="float">
            <text:p>0,42</text:p>
          </table:table-cell>
          <table:table-cell office:value-type="float" office:value="715.252077532236" calcext:value-type="float">
            <text:p>715,25</text:p>
          </table:table-cell>
          <table:table-cell office:value-type="float" office:value="1513.78957485648" calcext:value-type="float">
            <text:p>1.513,79</text:p>
          </table:table-cell>
          <table:table-cell office:value-type="float" office:value="76.6087192219713" calcext:value-type="float">
            <text:p>76,61</text:p>
          </table:table-cell>
          <table:table-cell office:value-type="float" office:value="94.8002686306473" calcext:value-type="float">
            <text:p>94,80</text:p>
          </table:table-cell>
        </table:table-row>
        <table:table-row table:style-name="ro1">
          <table:table-cell office:value-type="string" calcext:value-type="string">
            <text:p>M5Rules</text:p>
          </table:table-cell>
          <table:table-cell office:value-type="float" office:value="0.0686359640545849" calcext:value-type="float">
            <text:p>0,07</text:p>
          </table:table-cell>
          <table:table-cell office:value-type="float" office:value="101604664.675851" calcext:value-type="float">
            <text:p>101.604.664,68</text:p>
          </table:table-cell>
          <table:table-cell office:value-type="float" office:value="819153376.209018" calcext:value-type="float">
            <text:p>819.153.376,21</text:p>
          </table:table-cell>
          <table:table-cell office:value-type="float" office:value="10882601.3545469" calcext:value-type="float">
            <text:p>10.882.601,35</text:p>
          </table:table-cell>
          <table:table-cell office:value-type="float" office:value="51299045.3918797" calcext:value-type="float">
            <text:p>51.299.045,39</text:p>
          </table:table-cell>
        </table:table-row>
        <table:table-row table:style-name="ro1">
          <table:table-cell office:value-type="string" calcext:value-type="string">
            <text:p>RegressionByDiscretization</text:p>
          </table:table-cell>
          <table:table-cell office:value-type="float" office:value="0.380723536314848" calcext:value-type="float">
            <text:p>0,38</text:p>
          </table:table-cell>
          <table:table-cell office:value-type="float" office:value="877.799652639095" calcext:value-type="float">
            <text:p>877,80</text:p>
          </table:table-cell>
          <table:table-cell office:value-type="float" office:value="1762.90291518299" calcext:value-type="float">
            <text:p>1.762,90</text:p>
          </table:table-cell>
          <table:table-cell office:value-type="float" office:value="94.0187511991415" calcext:value-type="float">
            <text:p>94,02</text:p>
          </table:table-cell>
          <table:table-cell office:value-type="float" office:value="110.40085934331" calcext:value-type="float">
            <text:p>110,40</text:p>
          </table:table-cell>
        </table:table-row>
        <table:table-row table:style-name="ro1">
          <table:table-cell office:value-type="string" calcext:value-type="string">
            <text:p>LWL</text:p>
          </table:table-cell>
          <table:table-cell office:value-type="float" office:value="0.148713421836598" calcext:value-type="float">
            <text:p>0,15</text:p>
          </table:table-cell>
          <table:table-cell office:value-type="float" office:value="897.729967262957" calcext:value-type="float">
            <text:p>897,73</text:p>
          </table:table-cell>
          <table:table-cell office:value-type="float" office:value="1588.71773789946" calcext:value-type="float">
            <text:p>1.588,72</text:p>
          </table:table-cell>
          <table:table-cell office:value-type="float" office:value="96.1534333971896" calcext:value-type="float">
            <text:p>96,15</text:p>
          </table:table-cell>
          <table:table-cell office:value-type="float" office:value="99.492605070571" calcext:value-type="float">
            <text:p>99,49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office:value-type="float" office:value="0.260063634792136" calcext:value-type="float">
            <text:p>0,26</text:p>
          </table:table-cell>
          <table:table-cell office:value-type="float" office:value="995.065166634453" calcext:value-type="float">
            <text:p>995,07</text:p>
          </table:table-cell>
          <table:table-cell office:value-type="float" office:value="1830.43198921078" calcext:value-type="float">
            <text:p>1.830,43</text:p>
          </table:table-cell>
          <table:table-cell office:value-type="float" office:value="106.578743848287" calcext:value-type="float">
            <text:p>106,58</text:p>
          </table:table-cell>
          <table:table-cell office:value-type="float" office:value="114.629831760973" calcext:value-type="float">
            <text:p>114,63</text:p>
          </table:table-cell>
        </table:table-row>
        <table:table-row table:style-name="ro1">
          <table:table-cell office:value-type="string" calcext:value-type="string">
            <text:p>AdditiveRegression</text:p>
          </table:table-cell>
          <table:table-cell office:value-type="float" office:value="0.328313873800202" calcext:value-type="float">
            <text:p>0,33</text:p>
          </table:table-cell>
          <table:table-cell office:value-type="float" office:value="855.974285087464" calcext:value-type="float">
            <text:p>855,97</text:p>
          </table:table-cell>
          <table:table-cell office:value-type="float" office:value="1573.71746003395" calcext:value-type="float">
            <text:p>1.573,72</text:p>
          </table:table-cell>
          <table:table-cell office:value-type="float" office:value="91.6810949976411" calcext:value-type="float">
            <text:p>91,68</text:p>
          </table:table-cell>
          <table:table-cell office:value-type="float" office:value="98.5532206311453" calcext:value-type="float">
            <text:p>98,55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0.248290022463093" calcext:value-type="float">
            <text:p>0,25</text:p>
          </table:table-cell>
          <table:table-cell office:value-type="float" office:value="856.008285714288" calcext:value-type="float">
            <text:p>856,01</text:p>
          </table:table-cell>
          <table:table-cell office:value-type="float" office:value="1809.18521746955" calcext:value-type="float">
            <text:p>1.809,19</text:p>
          </table:table-cell>
          <table:table-cell office:value-type="float" office:value="91.6847367129966" calcext:value-type="float">
            <text:p>91,68</text:p>
          </table:table-cell>
          <table:table-cell office:value-type="float" office:value="113.299263958117" calcext:value-type="float">
            <text:p>113,30</text:p>
          </table:table-cell>
        </table:table-row>
        <table:table-row table:style-name="ro1">
          <table:table-cell office:value-type="string" calcext:value-type="string">
            <text:p>M5P</text:p>
          </table:table-cell>
          <table:table-cell office:value-type="float" office:value="-0.0652278490867552" calcext:value-type="float">
            <text:p>-0,07</text:p>
          </table:table-cell>
          <table:table-cell office:value-type="float" office:value="1852.19284251009" calcext:value-type="float">
            <text:p>1.852,19</text:p>
          </table:table-cell>
          <table:table-cell office:value-type="float" office:value="6622.67576208356" calcext:value-type="float">
            <text:p>6.622,68</text:p>
          </table:table-cell>
          <table:table-cell office:value-type="float" office:value="198.383375419704" calcext:value-type="float">
            <text:p>198,38</text:p>
          </table:table-cell>
          <table:table-cell office:value-type="float" office:value="414.74155439254" calcext:value-type="float">
            <text:p>414,74</text:p>
          </table:table-cell>
        </table:table-row>
        <table:table-row table:style-name="ro1">
          <table:table-cell office:value-type="string" calcext:value-type="string">
            <text:p>SMOreg</text:p>
          </table:table-cell>
          <table:table-cell office:value-type="float" office:value="-0.0591000652294419" calcext:value-type="float">
            <text:p>-0,06</text:p>
          </table:table-cell>
          <table:table-cell office:value-type="float" office:value="2304.48184196816" calcext:value-type="float">
            <text:p>2.304,48</text:p>
          </table:table-cell>
          <table:table-cell office:value-type="float" office:value="12525.1021508634" calcext:value-type="float">
            <text:p>12.525,10</text:p>
          </table:table-cell>
          <table:table-cell office:value-type="float" office:value="246.826829210452" calcext:value-type="float">
            <text:p>246,83</text:p>
          </table:table-cell>
          <table:table-cell office:value-type="float" office:value="784.377874078518" calcext:value-type="float">
            <text:p>784,38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float" office:value="0.453895644070966" calcext:value-type="float">
            <text:p>0,45</text:p>
          </table:table-cell>
          <table:table-cell office:value-type="float" office:value="726.878794159466" calcext:value-type="float">
            <text:p>726,88</text:p>
          </table:table-cell>
          <table:table-cell office:value-type="float" office:value="1428.74694094888" calcext:value-type="float">
            <text:p>1.428,75</text:p>
          </table:table-cell>
          <table:table-cell office:value-type="float" office:value="77.8540254539253" calcext:value-type="float">
            <text:p>77,85</text:p>
          </table:table-cell>
          <table:table-cell office:value-type="float" office:value="89.474518821423" calcext:value-type="float">
            <text:p>89,47</text:p>
          </table:table-cell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0.0692850973164266" calcext:value-type="float">
            <text:p>0,07</text:p>
          </table:table-cell>
          <table:table-cell office:value-type="float" office:value="26753.2119882571" calcext:value-type="float">
            <text:p>26.753,21</text:p>
          </table:table-cell>
          <table:table-cell office:value-type="float" office:value="208124.488852812" calcext:value-type="float">
            <text:p>208.124,49</text:p>
          </table:table-cell>
          <table:table-cell office:value-type="float" office:value="2865.46431653237" calcext:value-type="float">
            <text:p>2.865,46</text:p>
          </table:table-cell>
          <table:table-cell office:value-type="float" office:value="13033.6856453337" calcext:value-type="float">
            <text:p>13.033,69</text:p>
          </table:table-cell>
        </table:table-row>
        <table:table-row table:style-name="ro1">
          <table:table-cell office:value-type="string" calcext:value-type="string">
            <text:p>MultilayerPerceptron</text:p>
          </table:table-cell>
          <table:table-cell office:value-type="float" office:value="-0.00599431948924822" calcext:value-type="float">
            <text:p>-0,01</text:p>
          </table:table-cell>
          <table:table-cell office:value-type="float" office:value="1991.6861783087" calcext:value-type="float">
            <text:p>1.991,69</text:p>
          </table:table-cell>
          <table:table-cell office:value-type="float" office:value="6447.15581668725" calcext:value-type="float">
            <text:p>6.447,16</text:p>
          </table:table-cell>
          <table:table-cell office:value-type="float" office:value="213.324130058826" calcext:value-type="float">
            <text:p>213,32</text:p>
          </table:table-cell>
          <table:table-cell office:value-type="float" office:value="403.749710975212" calcext:value-type="float">
            <text:p>403,75</text:p>
          </table:table-cell>
        </table:table-row>
        <table:table-row table:style-name="ro1">
          <table:table-cell office:value-type="string" calcext:value-type="string">
            <text:p>RandomTree</text:p>
          </table:table-cell>
          <table:table-cell office:value-type="float" office:value="0.348373731824534" calcext:value-type="float">
            <text:p>0,35</text:p>
          </table:table-cell>
          <table:table-cell office:value-type="float" office:value="803.939549042928" calcext:value-type="float">
            <text:p>803,94</text:p>
          </table:table-cell>
          <table:table-cell office:value-type="float" office:value="1672.74819284138" calcext:value-type="float">
            <text:p>1.672,75</text:p>
          </table:table-cell>
          <table:table-cell office:value-type="float" office:value="86.1077948861912" calcext:value-type="float">
            <text:p>86,11</text:p>
          </table:table-cell>
          <table:table-cell office:value-type="float" office:value="104.754967709318" calcext:value-type="float">
            <text:p>104,75</text:p>
          </table:table-cell>
        </table:table-row>
        <table:table-row table:style-name="ro1">
          <table:table-cell office:value-type="string" calcext:value-type="string">
            <text:p>RandomizableFilteredClassifier</text:p>
          </table:table-cell>
          <table:table-cell office:value-type="float" office:value="0.162750476649998" calcext:value-type="float">
            <text:p>0,16</text:p>
          </table:table-cell>
          <table:table-cell office:value-type="float" office:value="906.194237048669" calcext:value-type="float">
            <text:p>906,19</text:p>
          </table:table-cell>
          <table:table-cell office:value-type="float" office:value="1865.10254245215" calcext:value-type="float">
            <text:p>1.865,10</text:p>
          </table:table-cell>
          <table:table-cell office:value-type="float" office:value="97.0600184848833" calcext:value-type="float">
            <text:p>97,06</text:p>
          </table:table-cell>
          <table:table-cell office:value-type="float" office:value="116.801056755151" calcext:value-type="float">
            <text:p>116,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08:38:50.047609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1:45:38.328284380</meta:creation-date>
    <dc:date>2016-12-02T09:12:37.370564452</dc:date>
    <meta:editing-duration>PT13H38M27S</meta:editing-duration>
    <meta:editing-cycles>64</meta:editing-cycles>
    <meta:generator>LibreOffice/5.2.3.3$Linux_X86_64 LibreOffice_project/20$Build-3</meta:generator>
    <meta:document-statistic meta:table-count="8" meta:cell-count="936" meta:object-count="0"/>
  </office:meta>
</office:document-meta>
</file>